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20%" fo:margin-top="0.635cm" fo:margin-bottom="0.423cm" fo:margin-right="-0.952cm" style:writing-mode="lr-tb"/>
    </style:style>
    <style:style style:name="T1_1" style:family="text">
      <style:text-properties fo:font-size="28pt" style:font-size-asian="28pt" style:font-size-complex="28pt"/>
    </style:style>
    <style:style style:name="T1_2" style:family="text">
      <style:text-properties fo:font-size="28pt" style:font-size-asian="28pt" style:font-size-complex="28pt"/>
    </style:style>
    <style:style style:name="T1_3" style:family="text">
      <style:text-properties fo:font-size="28pt" style:font-size-asian="28pt" style:font-size-complex="28pt"/>
    </style:style>
    <style:style style:name="T1_4" style:family="text">
      <style:text-properties fo:font-size="28pt" style:font-size-asian="28pt" style:font-size-complex="28pt"/>
    </style:style>
    <style:style style:name="T1_5" style:family="text">
      <style:text-properties fo:font-size="28pt" style:font-size-asian="28pt" style:font-size-complex="28pt"/>
    </style:style>
    <style:style style:name="T1_6" style:family="text">
      <style:text-properties fo:font-size="28pt" style:font-size-asian="28pt" style:font-size-complex="28pt"/>
    </style:style>
    <style:style style:name="T1_7" style:family="text">
      <style:text-properties fo:font-size="28pt" style:font-size-asian="28pt" style:font-size-complex="28pt"/>
    </style:style>
    <style:style style:name="P2" style:family="paragraph" style:parent-style-name="Standard">
      <style:paragraph-properties fo:break-before="auto" fo:line-height="115%" style:writing-mode="lr-tb"/>
      <style:text-properties fo:font-size="28pt" style:font-size-asian="28pt" style:font-size-complex="28pt"/>
    </style:style>
    <style:style style:name="P3" style:family="paragraph" style:parent-style-name="Standard">
      <style:paragraph-properties fo:break-before="auto" fo:line-height="115%" style:writing-mode="lr-tb"/>
      <style:text-properties fo:font-size="28pt" style:font-size-asian="28pt" style:font-size-complex="28pt"/>
    </style:style>
    <style:style style:name="P4" style:family="paragraph" style:parent-style-name="Standard">
      <style:paragraph-properties fo:text-align="right" fo:break-before="auto" fo:line-height="120%" fo:margin-top="0.106cm" style:writing-mode="lr-tb"/>
    </style:style>
    <style:style style:name="T4_1" style:family="text">
      <style:text-properties fo:font-size="12pt" style:font-size-asian="12pt" style:font-size-complex="12pt" fo:font-weight="bold" style:font-weight-asian="bold" style:font-weight-complex="bold"/>
    </style:style>
    <style:style style:name="T4_2" style:family="text">
      <style:text-properties fo:font-size="12pt" style:font-size-asian="12pt" style:font-size-complex="12pt" fo:font-weight="bold" style:font-weight-asian="bold" style:font-weight-complex="bold"/>
    </style:style>
    <style:style style:name="T4_3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4_4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4_5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4_6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4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4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4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text-align="right" fo:break-before="auto" fo:line-height="120%" fo:margin-top="0.106cm" style:writing-mode="lr-tb"/>
    </style:style>
    <style:style style:name="T5_1" style:family="text">
      <style:text-properties fo:font-size="12pt" style:font-size-asian="12pt" style:font-size-complex="12pt" fo:font-weight="bold" style:font-weight-asian="bold" style:font-weight-complex="bold"/>
    </style:style>
    <style:style style:name="T5_2" style:family="text">
      <style:text-properties fo:font-size="12pt" style:font-size-asian="12pt" style:font-size-complex="12pt" fo:font-weight="bold" style:font-weight-asian="bold" style:font-weight-complex="bold"/>
    </style:style>
    <style:style style:name="T5_3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4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5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6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text-align="right" fo:break-before="auto" fo:line-height="120%" fo:margin-top="0.106cm" style:writing-mode="lr-tb"/>
    </style:style>
    <style:style style:name="T6_1" style:family="text">
      <style:text-properties fo:font-size="12pt" style:font-size-asian="12pt" style:font-size-complex="12pt" fo:font-weight="bold" style:font-weight-asian="bold" style:font-weight-complex="bold"/>
    </style:style>
    <style:style style:name="T6_2" style:family="text">
      <style:text-properties fo:font-size="12pt" style:font-size-asian="12pt" style:font-size-complex="12pt" fo:font-weight="bold" style:font-weight-asian="bold" style:font-weight-complex="bold"/>
    </style:style>
    <style:style style:name="T6_3" style:family="text">
      <style:text-properties fo:font-size="12pt" style:font-size-asian="12pt" style:font-size-complex="12pt" fo:font-weight="bold" style:font-weight-asian="bold" style:font-weight-complex="bold"/>
    </style:style>
    <style:style style:name="T6_4" style:family="text">
      <style:text-properties fo:font-size="12pt" style:font-size-asian="12pt" style:font-size-complex="12pt" fo:font-weight="bold" style:font-weight-asian="bold" style:font-weight-complex="bold"/>
    </style:style>
    <style:style style:name="T6_5" style:family="text">
      <style:text-properties fo:font-size="12pt" style:font-size-asian="12pt" style:font-size-complex="12pt" fo:font-weight="bold" style:font-weight-asian="bold" style:font-weight-complex="bold"/>
    </style:style>
    <style:style style:name="T6_6" style:family="text">
      <style:text-properties fo:font-size="12pt" style:font-size-asian="12pt" style:font-size-complex="12pt" fo:font-weight="bold" style:font-weight-asian="bold" style:font-weight-complex="bold"/>
    </style:style>
    <style:style style:name="T6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7" style:family="paragraph" style:parent-style-name="Standard">
      <style:paragraph-properties fo:text-align="right" fo:break-before="auto" fo:line-height="120%" fo:margin-top="0.106cm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 fo:font-weight="bold" style:font-weight-asian="bold" style:font-weight-complex="bold"/>
    </style:style>
    <style:style style:name="T7_5" style:family="text">
      <style:text-properties fo:font-size="12pt" style:font-size-asian="12pt" style:font-size-complex="12pt" fo:font-weight="bold" style:font-weight-asian="bold" style:font-weight-complex="bold"/>
    </style:style>
    <style:style style:name="T7_6" style:family="text">
      <style:text-properties fo:font-size="12pt" style:font-size-asian="12pt" style:font-size-complex="12pt" fo:font-weight="bold" style:font-weight-asian="bold" style:font-weight-complex="bold"/>
    </style:style>
    <style:style style:name="T7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8" style:family="paragraph" style:parent-style-name="Standard">
      <style:paragraph-properties fo:text-align="right" fo:break-before="auto" fo:line-height="120%" fo:margin-top="0.106cm" fo:margin-bottom="0.106cm" style:writing-mode="lr-tb"/>
    </style:style>
    <style:style style:name="T8_1" style:family="text">
      <style:text-properties fo:font-size="12pt" style:font-size-asian="12pt" style:font-size-complex="12pt" fo:font-weight="bold" style:font-weight-asian="bold" style:font-weight-complex="bold"/>
    </style:style>
    <style:style style:name="T8_2" style:family="text">
      <style:text-properties fo:font-size="12pt" style:font-size-asian="12pt" style:font-size-complex="12pt" fo:font-weight="bold" style:font-weight-asian="bold" style:font-weight-complex="bold"/>
    </style:style>
    <style:style style:name="T8_3" style:family="text">
      <style:text-properties fo:font-size="12pt" style:font-size-asian="12pt" style:font-size-complex="12pt" fo:font-weight="bold" style:font-weight-asian="bold" style:font-weight-complex="bold"/>
    </style:style>
    <style:style style:name="T8_4" style:family="text">
      <style:text-properties fo:font-size="12pt" style:font-size-asian="12pt" style:font-size-complex="12pt" fo:font-weight="bold" style:font-weight-asian="bold" style:font-weight-complex="bold"/>
    </style:style>
    <style:style style:name="T8_5" style:family="text">
      <style:text-properties fo:font-size="12pt" style:font-size-asian="12pt" style:font-size-complex="12pt" fo:font-weight="bold" style:font-weight-asian="bold" style:font-weight-complex="bold"/>
    </style:style>
    <style:style style:name="T8_6" style:family="text">
      <style:text-properties fo:font-size="12pt" style:font-size-asian="12pt" style:font-size-complex="12pt" fo:font-weight="bold" style:font-weight-asian="bold" style:font-weight-complex="bold"/>
    </style:style>
    <style:style style:name="T8_7" style:family="text">
      <style:text-properties fo:font-size="12pt" style:font-size-asian="12pt" style:font-size-complex="12pt" fo:font-weight="bold" style:font-weight-asian="bold" style:font-weight-complex="bold"/>
    </style:style>
    <style:style style:name="T8_8" style:family="text">
      <style:text-properties fo:font-size="12pt" style:font-size-asian="12pt" style:font-size-complex="12pt" fo:font-weight="bold" style:font-weight-asian="bold" style:font-weight-complex="bold"/>
    </style:style>
    <style:style style:name="T8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8_10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8_11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color="#00b050"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color="#00b050" fo:font-size="12pt" style:font-size-asian="12pt" style:font-size-complex="12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20%" style:writing-mode="lr-tb"/>
    </style:style>
    <style:style style:name="T11_1" style:family="text">
      <style:text-properties fo:font-size="14pt" style:font-size-asian="14pt" style:font-size-complex="14pt" fo:font-weight="bold" style:font-weight-asian="bold" style:font-weight-complex="bold"/>
    </style:style>
    <style:style style:name="T11_2" style:family="text">
      <style:text-properties fo:font-size="14pt" style:font-size-asian="14pt" style:font-size-complex="14pt" fo:font-weight="bold" style:font-weight-asian="bold" style:font-weight-complex="bold"/>
    </style:style>
    <style:style style:name="T11_3" style:family="text">
      <style:text-properties fo:font-size="14pt" style:font-size-asian="14pt" style:font-size-complex="14pt" fo:font-weight="bold" style:font-weight-asian="bold" style:font-weight-complex="bold"/>
    </style:style>
    <style:style style:name="T11_4" style:family="text">
      <style:text-properties fo:font-size="14pt" style:font-size-asian="14pt" style:font-size-complex="14pt" fo:font-weight="bold" style:font-weight-asian="bold" style:font-weight-complex="bold"/>
    </style:style>
    <style:style style:name="T11_5" style:family="text">
      <style:text-properties fo:font-size="14pt" style:font-size-asian="14pt" style:font-size-complex="14pt" fo:font-weight="bold" style:font-weight-asian="bold" style:font-weight-complex="bold"/>
    </style:style>
    <style:style style:name="Table1" style:family="table">
      <style:table-properties table:align="left" style:width="15.919cm" fo:margin-left="0cm"/>
    </style:style>
    <style:style style:name="Column1" style:family="table-column">
      <style:table-column-properties style:column-width="2.487cm"/>
    </style:style>
    <style:style style:name="Column2" style:family="table-column">
      <style:table-column-properties style:column-width="1.729cm"/>
    </style:style>
    <style:style style:name="Column3" style:family="table-column">
      <style:table-column-properties style:column-width="7.671cm"/>
    </style:style>
    <style:style style:name="Column4" style:family="table-column">
      <style:table-column-properties style:column-width="4.032cm"/>
    </style:style>
    <style:style style:name="Row1" style:family="table-row"/>
    <style:style style:name="Cell1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2" style:family="paragraph" style:parent-style-name="Standard">
      <style:paragraph-properties fo:text-align="center" fo:break-before="auto" fo:text-indent="0cm" fo:line-height="120%" fo:margin-top="0.106cm" fo:margin-bottom="0.106cm" fo:margin-left="-0.176cm" fo:margin-right="0cm" fo:orphans="2" fo:widows="2" style:writing-mode="lr-tb"/>
    </style:style>
    <style:style style:name="T12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3" style:family="paragraph" style:parent-style-name="Standard">
      <style:paragraph-properties fo:text-align="center" fo:break-before="auto" fo:text-indent="0cm" fo:line-height="120%" fo:margin-top="0.106cm" fo:margin-bottom="0.106cm" fo:margin-left="-0.176cm" fo:margin-right="0cm" fo:orphans="2" fo:widows="2" style:writing-mode="lr-tb"/>
    </style:style>
    <style:style style:name="T13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4" style:family="paragraph" style:parent-style-name="Standard">
      <style:paragraph-properties fo:text-align="center" fo:break-before="auto" fo:text-indent="0cm" fo:line-height="120%" fo:margin-top="0.106cm" fo:margin-bottom="0.106cm" fo:margin-left="-0.176cm" fo:margin-right="0cm" fo:orphans="2" fo:widows="2" style:writing-mode="lr-tb"/>
    </style:style>
    <style:style style:name="T14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5" style:family="paragraph" style:parent-style-name="Standard">
      <style:paragraph-properties fo:text-align="center" fo:break-before="auto" fo:text-indent="0cm" fo:line-height="120%" fo:margin-top="0.106cm" fo:margin-bottom="0.106cm" fo:margin-left="-0.176cm" fo:margin-right="0cm" fo:orphans="2" fo:widows="2" style:writing-mode="lr-tb"/>
    </style:style>
    <style:style style:name="T15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Heading_20_1">
      <style:paragraph-properties fo:text-align="center" fo:break-before="auto" fo:line-height="115%" style:writing-mode="lr-tb"/>
    </style:style>
    <style:style style:name="T49_1" style:family="text"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text-indent="0cm" fo:line-height="115%" fo:margin-left="0.635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left="0.635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left="0.635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1.27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T55_9" style:family="text"/>
    <style:style style:name="T55_10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1.27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T56_3" style:family="text"/>
    <style:style style:name="T56_4" style:family="text">
      <style:text-properties fo:color="#1155cc" style:text-underline-style="solid" style:text-underline-color="font-color"/>
    </style:style>
    <style:style style:name="T56_5" style:family="text"/>
    <style:style style:name="T56_6" style:family="text">
      <style:text-properties fo:color="#1155cc" style:text-underline-style="solid" style:text-underline-color="font-color"/>
    </style:style>
    <style:style style:name="T56_7" style:family="text"/>
    <style:style style:name="T56_8" style:family="text">
      <style:text-properties fo:color="#1155cc" style:text-underline-style="solid" style:text-underline-color="font-color"/>
    </style:style>
    <style:style style:name="T56_9" style:family="text"/>
    <style:style style:name="T56_10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1.27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T57_7" style:family="text"/>
    <style:style style:name="T57_8" style:family="text">
      <style:text-properties fo:color="#1155cc" style:text-underline-style="solid" style:text-underline-color="font-color"/>
    </style:style>
    <style:style style:name="T57_9" style:family="text"/>
    <style:style style:name="T57_10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15%" fo:margin-left="1.27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T58_7" style:family="text"/>
    <style:style style:name="T58_8" style:family="text">
      <style:text-properties fo:color="#1155cc" style:text-underline-style="solid" style:text-underline-color="font-color"/>
    </style:style>
    <style:style style:name="T58_9" style:family="text"/>
    <style:style style:name="T58_10" style:family="text">
      <style:text-properties fo:color="#1155cc" style:text-underline-style="solid" style:text-underline-color="font-color"/>
    </style:style>
    <style:style style:name="T58_11" style:family="text"/>
    <style:style style:name="T58_12" style:family="text">
      <style:text-properties fo:color="#1155cc" style:text-underline-style="solid" style:text-underline-color="font-color"/>
    </style:style>
    <style:style style:name="T58_13" style:family="text"/>
    <style:style style:name="T58_14" style:family="text">
      <style:text-properties fo:color="#1155cc" style:text-underline-style="solid" style:text-underline-color="font-color"/>
    </style:style>
    <style:style style:name="T58_15" style:family="text"/>
    <style:style style:name="T58_16" style:family="text">
      <style:text-properties fo:color="#1155cc" style:text-underline-style="solid" style:text-underline-color="font-color"/>
    </style:style>
    <style:style style:name="T58_17" style:family="text"/>
    <style:style style:name="T58_18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20%" fo:margin-top="0.106cm" style:writing-mode="lr-tb"/>
      <style:text-properties fo:font-size="12pt" style:font-size-asian="12pt" style:font-size-complex="12pt"/>
    </style:style>
    <style:style style:name="P100" style:family="paragraph" style:parent-style-name="Standard">
      <style:paragraph-properties fo:break-before="auto" fo:line-height="120%" fo:margin-top="0.106cm" fo:margin-bottom="0.106cm" style:writing-mode="lr-tb"/>
      <style:text-properties fo:font-size="12pt" style:font-size-asian="12pt" style:font-size-complex="12pt" fo:font-weight="bold" style:font-weight-asian="bold" style:font-weight-complex="bold"/>
    </style:style>
    <style:style style:name="P101" style:family="paragraph" style:parent-style-name="Heading_20_1">
      <style:paragraph-properties fo:break-before="auto" fo:line-height="120%" fo:margin-top="0cm" fo:margin-bottom="0cm" style:writing-mode="lr-tb"/>
    </style:style>
    <style:style style:name="T101_1" style:family="text">
      <style:text-properties fo:font-weight="bold" style:font-weight-asian="bold" style:font-weight-complex="bold"/>
    </style:style>
    <style:style style:name="P102" style:family="paragraph" style:parent-style-name="Standard">
      <style:paragraph-properties fo:break-before="auto" fo:text-indent="1.27cm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T102_37" style:family="text"/>
    <style:style style:name="T102_38" style:family="text"/>
    <style:style style:name="T102_39" style:family="text"/>
    <style:style style:name="T102_40" style:family="text"/>
    <style:style style:name="T102_41" style:family="text"/>
    <style:style style:name="T102_42" style:family="text"/>
    <style:style style:name="T102_43" style:family="text"/>
    <style:style style:name="T102_44" style:family="text"/>
    <style:style style:name="T102_45" style:family="text"/>
    <style:style style:name="T102_46" style:family="text"/>
    <style:style style:name="T102_47" style:family="text"/>
    <style:style style:name="T102_48" style:family="text"/>
    <style:style style:name="T102_49" style:family="text"/>
    <style:style style:name="T102_50" style:family="text"/>
    <style:style style:name="T102_51" style:family="text"/>
    <style:style style:name="T102_52" style:family="text"/>
    <style:style style:name="T102_53" style:family="text"/>
    <style:style style:name="T102_54" style:family="text"/>
    <style:style style:name="T102_55" style:family="text"/>
    <style:style style:name="T102_56" style:family="text"/>
    <style:style style:name="T102_57" style:family="text"/>
    <style:style style:name="T102_58" style:family="text"/>
    <style:style style:name="T102_59" style:family="text"/>
    <style:style style:name="T102_60" style:family="text"/>
    <style:style style:name="T102_61" style:family="text"/>
    <style:style style:name="T102_62" style:family="text"/>
    <style:style style:name="T102_63" style:family="text"/>
    <style:style style:name="T102_64" style:family="text"/>
    <style:style style:name="T102_65" style:family="text"/>
    <style:style style:name="T102_66" style:family="text"/>
    <style:style style:name="T102_67" style:family="text"/>
    <style:style style:name="T102_68" style:family="text"/>
    <style:style style:name="T102_69" style:family="text"/>
    <style:style style:name="T102_70" style:family="text"/>
    <style:style style:name="P103" style:family="paragraph" style:parent-style-name="Heading_20_1">
      <style:paragraph-properties fo:break-before="auto" fo:line-height="120%" fo:margin-top="0cm" fo:margin-bottom="0cm" style:writing-mode="lr-tb"/>
    </style:style>
    <style:style style:name="T103_1" style:family="text">
      <style:text-properties fo:font-weight="bold" style:font-weight-asian="bold" style:font-weight-complex="bold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color="#00b050"/>
    </style:style>
    <style:style style:name="T104_2" style:family="text">
      <style:text-properties fo:color="#00b050"/>
    </style:style>
    <style:style style:name="T104_3" style:family="text">
      <style:text-properties fo:color="#00b050"/>
    </style:style>
    <style:style style:name="T104_4" style:family="text">
      <style:text-properties fo:color="#00b050"/>
    </style:style>
    <style:style style:name="T104_5" style:family="text">
      <style:text-properties fo:color="#00b050"/>
    </style:style>
    <style:style style:name="T104_6" style:family="text">
      <style:text-properties fo:color="#00b050"/>
    </style:style>
    <style:style style:name="T104_7" style:family="text">
      <style:text-properties fo:color="#00b050"/>
    </style:style>
    <style:style style:name="T104_8" style:family="text">
      <style:text-properties fo:color="#00b050"/>
    </style:style>
    <style:style style:name="T104_9" style:family="text">
      <style:text-properties fo:color="#00b050"/>
    </style:style>
    <style:style style:name="T104_10" style:family="text">
      <style:text-properties fo:color="#00b050"/>
    </style:style>
    <style:style style:name="T104_11" style:family="text">
      <style:text-properties fo:color="#00b050"/>
    </style:style>
    <style:style style:name="T104_12" style:family="text">
      <style:text-properties fo:color="#00b050"/>
    </style:style>
    <style:style style:name="T104_13" style:family="text">
      <style:text-properties fo:color="#00b050"/>
    </style:style>
    <style:style style:name="T104_14" style:family="text">
      <style:text-properties fo:color="#00b050"/>
    </style:style>
    <style:style style:name="T104_15" style:family="text">
      <style:text-properties fo:color="#00b050"/>
    </style:style>
    <style:style style:name="T104_16" style:family="text">
      <style:text-properties fo:color="#00b050"/>
    </style:style>
    <style:style style:name="T104_17" style:family="text">
      <style:text-properties fo:color="#00b050"/>
    </style:style>
    <style:style style:name="T104_18" style:family="text">
      <style:text-properties fo:color="#00b050"/>
    </style:style>
    <style:style style:name="T104_19" style:family="text">
      <style:text-properties fo:color="#00b050"/>
    </style:style>
    <style:style style:name="T104_20" style:family="text">
      <style:text-properties fo:color="#00b050"/>
    </style:style>
    <style:style style:name="T104_21" style:family="text">
      <style:text-properties fo:color="#00b050"/>
    </style:style>
    <style:style style:name="T104_22" style:family="text">
      <style:text-properties fo:color="#00b050"/>
    </style:style>
    <style:style style:name="T104_23" style:family="text">
      <style:text-properties fo:color="#00b050"/>
    </style:style>
    <style:style style:name="T104_24" style:family="text">
      <style:text-properties fo:color="#00b050"/>
    </style:style>
    <style:style style:name="T104_25" style:family="text">
      <style:text-properties fo:color="#00b050"/>
    </style:style>
    <style:style style:name="T104_26" style:family="text">
      <style:text-properties fo:color="#00b050"/>
    </style:style>
    <style:style style:name="T104_27" style:family="text">
      <style:text-properties fo:color="#00b050"/>
    </style:style>
    <style:style style:name="T104_28" style:family="text">
      <style:text-properties fo:color="#00b050"/>
    </style:style>
    <style:style style:name="T104_29" style:family="text">
      <style:text-properties fo:color="#00b050"/>
    </style:style>
    <style:style style:name="T104_30" style:family="text">
      <style:text-properties fo:color="#00b050"/>
    </style:style>
    <style:style style:name="T104_31" style:family="text">
      <style:text-properties fo:color="#00b050"/>
    </style:style>
    <style:style style:name="T104_32" style:family="text">
      <style:text-properties fo:color="#00b050"/>
    </style:style>
    <style:style style:name="T104_33" style:family="text">
      <style:text-properties fo:color="#00b050"/>
    </style:style>
    <style:style style:name="T104_34" style:family="text">
      <style:text-properties fo:color="#00b050"/>
    </style:style>
    <style:style style:name="T104_35" style:family="text">
      <style:text-properties fo:color="#00b050"/>
    </style:style>
    <style:style style:name="T104_36" style:family="text">
      <style:text-properties fo:color="#00b050"/>
    </style:style>
    <style:style style:name="T104_37" style:family="text">
      <style:text-properties fo:color="#00b050"/>
    </style:style>
    <style:style style:name="T104_38" style:family="text">
      <style:text-properties fo:color="#00b050"/>
    </style:style>
    <style:style style:name="T104_39" style:family="text">
      <style:text-properties fo:color="#00b050"/>
    </style:style>
    <style:style style:name="T104_40" style:family="text">
      <style:text-properties fo:color="#00b050"/>
    </style:style>
    <style:style style:name="T104_41" style:family="text">
      <style:text-properties fo:color="#00b050"/>
    </style:style>
    <style:style style:name="T104_42" style:family="text">
      <style:text-properties fo:color="#00b050"/>
    </style:style>
    <style:style style:name="T104_43" style:family="text">
      <style:text-properties fo:color="#00b050"/>
    </style:style>
    <style:style style:name="T104_44" style:family="text">
      <style:text-properties fo:color="#00b050"/>
    </style:style>
    <style:style style:name="T104_45" style:family="text">
      <style:text-properties fo:color="#00b050"/>
    </style:style>
    <style:style style:name="T104_46" style:family="text">
      <style:text-properties fo:color="#00b050"/>
    </style:style>
    <style:style style:name="T104_47" style:family="text">
      <style:text-properties fo:color="#00b050"/>
    </style:style>
    <style:style style:name="T104_48" style:family="text">
      <style:text-properties fo:color="#00b050"/>
    </style:style>
    <style:style style:name="T104_49" style:family="text">
      <style:text-properties fo:color="#00b050"/>
    </style:style>
    <style:style style:name="T104_50" style:family="text">
      <style:text-properties fo:color="#00b050"/>
    </style:style>
    <style:style style:name="T104_51" style:family="text">
      <style:text-properties fo:color="#00b050"/>
    </style:style>
    <style:style style:name="T104_52" style:family="text">
      <style:text-properties fo:color="#00b050"/>
    </style:style>
    <style:style style:name="T104_53" style:family="text">
      <style:text-properties fo:color="#00b050"/>
    </style:style>
    <style:style style:name="T104_54" style:family="text">
      <style:text-properties fo:color="#00b050"/>
    </style:style>
    <style:style style:name="T104_55" style:family="text">
      <style:text-properties fo:color="#00b050"/>
    </style:style>
    <style:style style:name="T104_56" style:family="text">
      <style:text-properties fo:color="#00b050"/>
    </style:style>
    <style:style style:name="T104_57" style:family="text">
      <style:text-properties fo:color="#00b050"/>
    </style:style>
    <style:style style:name="T104_58" style:family="text">
      <style:text-properties fo:color="#00b050"/>
    </style:style>
    <style:style style:name="T104_59" style:family="text">
      <style:text-properties fo:color="#00b050"/>
    </style:style>
    <style:style style:name="T104_60" style:family="text">
      <style:text-properties fo:color="#00b050"/>
    </style:style>
    <style:style style:name="T104_61" style:family="text">
      <style:text-properties fo:color="#00b050"/>
    </style:style>
    <style:style style:name="T104_62" style:family="text">
      <style:text-properties fo:color="#00b050"/>
    </style:style>
    <style:style style:name="T104_63" style:family="text">
      <style:text-properties fo:color="#00b050"/>
    </style:style>
    <style:style style:name="T104_64" style:family="text">
      <style:text-properties fo:color="#00b050"/>
    </style:style>
    <style:style style:name="T104_65" style:family="text">
      <style:text-properties fo:color="#00b050"/>
    </style:style>
    <style:style style:name="T104_66" style:family="text">
      <style:text-properties fo:color="#00b050"/>
    </style:style>
    <style:style style:name="T104_67" style:family="text">
      <style:text-properties fo:color="#00b050"/>
    </style:style>
    <style:style style:name="P105" style:family="paragraph" style:parent-style-name="Heading_20_2">
      <style:paragraph-properties fo:break-before="auto" fo:line-height="115%" fo:margin-top="0cm" fo:margin-bottom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P106" style:family="paragraph" style:parent-style-name="Standard">
      <style:paragraph-properties fo:break-before="auto" fo:text-indent="0cm" fo:line-height="115%" fo:margin-left="0cm" style:writing-mode="lr-tb"/>
    </style:style>
    <style:style style:name="Table2" style:family="table">
      <style:table-properties table:align="left" style:width="15.928cm" fo:margin-left="0cm"/>
    </style:style>
    <style:style style:name="Column5" style:family="table-column">
      <style:table-column-properties style:column-width="5.309cm"/>
    </style:style>
    <style:style style:name="Column6" style:family="table-column">
      <style:table-column-properties style:column-width="5.309cm"/>
    </style:style>
    <style:style style:name="Column7" style:family="table-column">
      <style:table-column-properties style:column-width="5.309cm"/>
    </style:style>
    <style:style style:name="Row5" style:family="table-row"/>
    <style:style style:name="Cell17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666666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fo:background-color="#b7b7b7" style:vertical-align="top" fo:padding-top="0.176cm" fo:border-top="#666666 0.035cm solid" fo:padding-bottom="0.176cm" fo:border-bottom="#666666 0.035cm solid" fo:padding-left="0.176cm" fo:border-left="#666666 0.035cm solid" fo:padding-right="0.176cm" fo:border-right="#666666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666666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text-indent="0cm" fo:line-height="115%" fo:margin-left="1.27cm" style:writing-mode="lr-tb"/>
    </style:style>
    <style:style style:name="P144" style:family="paragraph" style:parent-style-name="Heading_20_2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P145" style:family="paragraph" style:parent-style-name="Standard">
      <style:paragraph-properties fo:break-before="auto" fo:line-height="115%" fo:margin-top="0cm" fo:margin-bottom="0cm" style:writing-mode="lr-tb"/>
    </style:style>
    <style:style style:name="T145_1" style:family="text"/>
    <style:style style:name="T145_2" style:family="text"/>
    <style:style style:name="T145_3" style:family="text"/>
    <style:style style:name="P146" style:family="paragraph" style:parent-style-name="Standard">
      <style:paragraph-properties fo:break-before="auto" fo:text-indent="0cm" fo:line-height="115%" fo:margin-left="1.27cm" style:writing-mode="lr-tb"/>
    </style:style>
    <style:style style:name="Table3" style:family="table">
      <style:table-properties table:align="left" style:width="15.875cm" fo:margin-left="0cm"/>
    </style:style>
    <style:style style:name="Column8" style:family="table-column">
      <style:table-column-properties style:column-width="7.567cm"/>
    </style:style>
    <style:style style:name="Column9" style:family="table-column">
      <style:table-column-properties style:column-width="8.308cm"/>
    </style:style>
    <style:style style:name="Row14" style:family="table-row"/>
    <style:style style:name="Cell44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666666 0.035cm solid"/>
    </style:style>
    <style:style style:name="P14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fo:background-color="#b7b7b7" style:vertical-align="top" fo:padding-top="0.176cm" fo:border-top="#666666 0.035cm solid" fo:padding-bottom="0.176cm" fo:border-bottom="#666666 0.035cm solid" fo:padding-left="0.176cm" fo:border-left="#666666 0.035cm solid" fo:padding-right="0.176cm" fo:border-right="#666666 0.035cm solid"/>
    </style:style>
    <style:style style:name="P14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666666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text-indent="0cm" fo:line-height="115%" fo:margin-left="2.54cm" style:writing-mode="lr-tb"/>
    </style:style>
    <style:style style:name="P181" style:family="paragraph" style:parent-style-name="Standard">
      <style:paragraph-properties fo:break-before="auto" fo:line-height="115%" fo:margin-top="0cm" fo:margin-bottom="0cm" style:writing-mode="lr-tb"/>
    </style:style>
    <style:style style:name="T181_1" style:family="text"/>
    <style:style style:name="T181_2" style:family="text"/>
    <style:style style:name="T181_3" style:family="text"/>
    <style:style style:name="P182" style:family="paragraph" style:parent-style-name="Standard">
      <style:paragraph-properties fo:break-before="auto" fo:text-indent="0cm" fo:line-height="115%" fo:margin-left="1.27cm" style:writing-mode="lr-tb"/>
    </style:style>
    <style:style style:name="Table4" style:family="table">
      <style:table-properties table:align="left" style:width="15.875cm" fo:margin-left="0cm"/>
    </style:style>
    <style:style style:name="Column10" style:family="table-column">
      <style:table-column-properties style:column-width="7.567cm"/>
    </style:style>
    <style:style style:name="Column11" style:family="table-column">
      <style:table-column-properties style:column-width="8.308cm"/>
    </style:style>
    <style:style style:name="Row28" style:family="table-row"/>
    <style:style style:name="Cell72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666666 0.035cm solid"/>
    </style:style>
    <style:style style:name="P18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fo:background-color="#b7b7b7" style:vertical-align="top" fo:padding-top="0.176cm" fo:border-top="#666666 0.035cm solid" fo:padding-bottom="0.176cm" fo:border-bottom="#666666 0.035cm solid" fo:padding-left="0.176cm" fo:border-left="#666666 0.035cm solid" fo:padding-right="0.176cm" fo:border-right="#666666 0.035cm solid"/>
    </style:style>
    <style:style style:name="P18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666666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Heading_20_2">
      <style:paragraph-properties fo:break-before="auto" fo:line-height="115%" fo:margin-top="0cm" fo:margin-bottom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P217" style:family="paragraph" style:parent-style-name="Standard">
      <style:paragraph-properties fo:break-before="auto" fo:text-indent="0cm" fo:line-height="115%" fo:margin-left="1.27cm" style:writing-mode="lr-tb"/>
    </style:style>
    <style:style style:name="P218" style:family="paragraph" style:parent-style-name="Standard">
      <style:paragraph-properties fo:break-before="auto" fo:text-indent="0cm" fo:line-height="115%" fo:margin-left="0cm" style:writing-mode="lr-tb"/>
    </style:style>
    <style:style style:name="Table5" style:family="table">
      <style:table-properties table:align="left" style:width="15.875cm" fo:margin-left="0cm"/>
    </style:style>
    <style:style style:name="Column12" style:family="table-column">
      <style:table-column-properties style:column-width="7.567cm"/>
    </style:style>
    <style:style style:name="Column13" style:family="table-column">
      <style:table-column-properties style:column-width="8.308cm"/>
    </style:style>
    <style:style style:name="Row43" style:family="table-row"/>
    <style:style style:name="Cell102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666666 0.035cm solid"/>
    </style:style>
    <style:style style:name="P21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fo:background-color="#b7b7b7" style:vertical-align="top" fo:padding-top="0.176cm" fo:border-top="#666666 0.035cm solid" fo:padding-bottom="0.176cm" fo:border-bottom="#666666 0.035cm solid" fo:padding-left="0.176cm" fo:border-left="#666666 0.035cm solid" fo:padding-right="0.176cm" fo:border-right="#666666 0.035cm solid"/>
    </style:style>
    <style:style style:name="P22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1" style:family="table-cell">
      <style:table-cell-properties style:vertical-align="top" fo:padding-top="0.176cm" fo:border-top="#666666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0" style:family="table-row"/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1" style:family="table-row"/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2" style:family="table-row"/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3" style:family="table-row"/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4" style:family="table-row"/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5" style:family="table-row"/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6" style:family="table-row"/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7" style:family="table-row"/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break-before="auto" fo:line-height="115%" style:writing-mode="lr-tb"/>
    </style:style>
    <style:style style:name="P271" style:family="paragraph" style:parent-style-name="Heading_20_2">
      <style:paragraph-properties fo:break-before="auto" fo:line-height="115%" fo:margin-top="0cm" fo:margin-bottom="0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P272" style:family="paragraph" style:parent-style-name="Standard">
      <style:paragraph-properties fo:break-before="auto" fo:text-indent="0cm" fo:line-height="115%" fo:margin-left="1.27cm" style:writing-mode="lr-tb"/>
    </style:style>
    <style:style style:name="T272_1" style:family="text"/>
    <style:style style:name="Table6" style:family="table">
      <style:table-properties table:align="left" style:width="15.875cm" fo:margin-left="0cm"/>
    </style:style>
    <style:style style:name="Column14" style:family="table-column">
      <style:table-column-properties style:column-width="7.567cm"/>
    </style:style>
    <style:style style:name="Column15" style:family="table-column">
      <style:table-column-properties style:column-width="8.308cm"/>
    </style:style>
    <style:style style:name="Row68" style:family="table-row"/>
    <style:style style:name="Cell152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666666 0.035cm solid"/>
    </style:style>
    <style:style style:name="P27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3" style:family="table-cell">
      <style:table-cell-properties fo:background-color="#b7b7b7" style:vertical-align="top" fo:padding-top="0.176cm" fo:border-top="#666666 0.035cm solid" fo:padding-bottom="0.176cm" fo:border-bottom="#666666 0.035cm solid" fo:padding-left="0.176cm" fo:border-left="#666666 0.035cm solid" fo:padding-right="0.176cm" fo:border-right="#666666 0.035cm solid"/>
    </style:style>
    <style:style style:name="P27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9" style:family="table-row"/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0" style:family="table-row"/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1" style:family="table-row"/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2" style:family="table-row"/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1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3" style:family="table-row"/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666666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4" style:family="table-row"/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5" style:family="table-row"/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6" style:family="table-row"/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7" style:family="table-row"/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8" style:family="table-row"/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9" style:family="table-row"/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0" style:family="table-row"/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break-before="auto" fo:line-height="115%" style:writing-mode="lr-tb"/>
    </style:style>
    <style:style style:name="P300" style:family="paragraph" style:parent-style-name="Heading_20_2">
      <style:paragraph-properties fo:text-align="justify" fo:break-before="auto" fo:line-height="115%" style:writing-mode="lr-tb"/>
    </style:style>
  </office:automatic-styles>
  <office:body>
    <office:text>
      <text:p text:style-name="P1"><text:span text:style-name="T1_1">Checklists</text:span><text:span text:style-name="T1_2"><text:s/></text:span><text:span text:style-name="T1_3">de</text:span><text:span text:style-name="T1_4"><text:s/></text:span><text:span text:style-name="T1_5">Verificação</text:span><text:span text:style-name="T1_6">/</text:span><text:span text:style-name="T1_7">Validação</text:span></text:p>
      <text:p text:style-name="P2"/>
      <text:p text:style-name="P3"/>
      <text:p text:style-name="P4"><text:span text:style-name="T4_1">Projeto</text:span><text:span text:style-name="T4_2">:<text:s/></text:span><text:span text:style-name="T4_3">&lt;</text:span><text:span text:style-name="T4_4">Nome</text:span><text:span text:style-name="T4_5"><text:s/></text:span><text:span text:style-name="T4_6">do</text:span><text:span text:style-name="T4_7"><text:s/></text:span><text:span text:style-name="T4_8">Projeto</text:span><text:span text:style-name="T4_9">&gt;</text:span></text:p>
      <text:p text:style-name="P5"><text:span text:style-name="T5_1">Cliente</text:span><text:span text:style-name="T5_2">:<text:s/></text:span><text:span text:style-name="T5_3">&lt;</text:span><text:span text:style-name="T5_4">Nome</text:span><text:span text:style-name="T5_5"><text:s/></text:span><text:span text:style-name="T5_6">do</text:span><text:span text:style-name="T5_7"><text:s/></text:span><text:span text:style-name="T5_8">Cliente</text:span><text:span text:style-name="T5_9">&gt;</text:span></text:p>
      <text:p text:style-name="P6"><text:span text:style-name="T6_1">Responsável</text:span><text:span text:style-name="T6_2"><text:s/></text:span><text:span text:style-name="T6_3">pela</text:span><text:span text:style-name="T6_4"><text:s/></text:span><text:span text:style-name="T6_5">Elaboração</text:span><text:span text:style-name="T6_6">:<text:s/></text:span><text:span text:style-name="T6_7">&lt;</text:span><text:span text:style-name="T6_8">Nome</text:span><text:span text:style-name="T6_9">&gt;</text:span></text:p>
      <text:p text:style-name="P7"><text:span text:style-name="T7_1">Função</text:span><text:span text:style-name="T7_2"><text:s/></text:span><text:span text:style-name="T7_3">do</text:span><text:span text:style-name="T7_4"><text:s/></text:span><text:span text:style-name="T7_5">Responsável</text:span><text:span text:style-name="T7_6">:<text:s/></text:span><text:span text:style-name="T7_7">&lt;</text:span><text:span text:style-name="T7_8">Função</text:span><text:span text:style-name="T7_9">&gt;</text:span></text:p>
      <text:p text:style-name="P8"><text:span text:style-name="T8_1">E</text:span><text:span text:style-name="T8_2">-</text:span><text:span text:style-name="T8_3">mail</text:span><text:span text:style-name="T8_4"><text:s/></text:span><text:span text:style-name="T8_5">do</text:span><text:span text:style-name="T8_6"><text:s/></text:span><text:span text:style-name="T8_7">Responsável</text:span><text:span text:style-name="T8_8">:<text:s/></text:span><text:span text:style-name="T8_9">&lt;</text:span><text:span text:style-name="T8_10">Email</text:span><text:span text:style-name="T8_11">&gt;</text:span></text:p>
      <text:p text:style-name="P9"/>
      <text:p text:style-name="P10"/>
      <text:p text:style-name="P11"><text:span text:style-name="T11_1">Histórico</text:span><text:span text:style-name="T11_2"><text:s/></text:span><text:span text:style-name="T11_3">de</text:span><text:span text:style-name="T11_4"><text:s/></text:span><text:span text:style-name="T11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2"><text:span text:style-name="T12_1">Data</text:span></text:p>
          </table:table-cell>
          <table:table-cell table:style-name="Cell2">
            <text:p text:style-name="P13"><text:span text:style-name="T13_1">Versão</text:span></text:p>
          </table:table-cell>
          <table:table-cell table:style-name="Cell3">
            <text:p text:style-name="P14"><text:span text:style-name="T14_1">Descrição</text:span></text:p>
          </table:table-cell>
          <table:table-cell table:style-name="Cell4">
            <text:p text:style-name="P15"><text:span text:style-name="T15_1">Autor</text:span></text:p>
          </table:table-cell>
        </table:table-row>
        <table:table-row table:style-name="Row2">
          <table:table-cell table:style-name="Cell5">
            <text:p text:style-name="P16"/>
          </table:table-cell>
          <table:table-cell table:style-name="Cell6">
            <text:p text:style-name="P17"/>
          </table:table-cell>
          <table:table-cell table:style-name="Cell7">
            <text:p text:style-name="P18"/>
          </table:table-cell>
          <table:table-cell table:style-name="Cell8">
            <text:p text:style-name="P19"/>
          </table:table-cell>
        </table:table-row>
        <table:table-row table:style-name="Row3">
          <table:table-cell table:style-name="Cell9">
            <text:p text:style-name="P20"/>
          </table:table-cell>
          <table:table-cell table:style-name="Cell10">
            <text:p text:style-name="P21"/>
          </table:table-cell>
          <table:table-cell table:style-name="Cell11">
            <text:p text:style-name="P22"/>
          </table:table-cell>
          <table:table-cell table:style-name="Cell12">
            <text:p text:style-name="P23"/>
          </table:table-cell>
        </table:table-row>
        <table:table-row table:style-name="Row4">
          <table:table-cell table:style-name="Cell13">
            <text:p text:style-name="P24"/>
          </table:table-cell>
          <table:table-cell table:style-name="Cell14">
            <text:p text:style-name="P25"/>
          </table:table-cell>
          <table:table-cell table:style-name="Cell15">
            <text:p text:style-name="P26"/>
          </table:table-cell>
          <table:table-cell table:style-name="Cell16">
            <text:p text:style-name="P27"/>
          </table:table-cell>
        </table:table-row>
      </table:table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h text:style-name="P49" text:outline-level="10"><text:bookmark-start text:name="h.hkkaojit8diq"/><text:bookmark-end text:name="h.hkkaojit8diq"/><text:span text:style-name="T49_1">SUMÁRIO</text:span></text:h>
      <text:p text:style-name="P50"/>
      <text:p text:style-name="P51"/>
      <text:p text:style-name="P52"><text:span text:style-name="T52_1"><text:a xlink:type="simple" xlink:href="#h.hkkaojit8diq"><text:span text:style-name="T52_2">SUMÁRIO</text:span></text:a></text:span></text:p>
      <text:p text:style-name="P53"><text:span text:style-name="T53_1"><text:a xlink:type="simple" xlink:href="#h.wecza2mzcb9e"><text:span text:style-name="T53_2">Propósito</text:span></text:a></text:span></text:p>
      <text:p text:style-name="P54"><text:span text:style-name="T54_1"><text:a xlink:type="simple" xlink:href="#h.ht2p3ko8w26w"><text:span text:style-name="T54_2">Checklists</text:span></text:a></text:span></text:p>
      <text:p text:style-name="P55"><text:span text:style-name="T55_1"><text:a xlink:type="simple" xlink:href="#h.izhod3o2q15w"><text:span text:style-name="T55_2">Checklist</text:span></text:a></text:span><text:span text:style-name="T55_3"><text:a xlink:type="simple" xlink:href="#h.izhod3o2q15w"><text:span text:style-name="T55_4"><text:s/></text:span></text:a></text:span><text:span text:style-name="T55_5"><text:a xlink:type="simple" xlink:href="#h.izhod3o2q15w"><text:span text:style-name="T55_6">para</text:span></text:a></text:span><text:span text:style-name="T55_7"><text:a xlink:type="simple" xlink:href="#h.izhod3o2q15w"><text:span text:style-name="T55_8"><text:s/></text:span></text:a></text:span><text:span text:style-name="T55_9"><text:a xlink:type="simple" xlink:href="#h.izhod3o2q15w"><text:span text:style-name="T55_10">Requisitos</text:span></text:a></text:span></text:p>
      <text:p text:style-name="P56"><text:span text:style-name="T56_1"><text:a xlink:type="simple" xlink:href="#h.e729wqubb55m"><text:span text:style-name="T56_2">Checklist</text:span></text:a></text:span><text:span text:style-name="T56_3"><text:a xlink:type="simple" xlink:href="#h.e729wqubb55m"><text:span text:style-name="T56_4"><text:s/></text:span></text:a></text:span><text:span text:style-name="T56_5"><text:a xlink:type="simple" xlink:href="#h.e729wqubb55m"><text:span text:style-name="T56_6">para</text:span></text:a></text:span><text:span text:style-name="T56_7"><text:a xlink:type="simple" xlink:href="#h.e729wqubb55m"><text:span text:style-name="T56_8"><text:s/></text:span></text:a></text:span><text:span text:style-name="T56_9"><text:a xlink:type="simple" xlink:href="#h.e729wqubb55m"><text:span text:style-name="T56_10">Design</text:span></text:a></text:span></text:p>
      <text:p text:style-name="P57"><text:span text:style-name="T57_1"><text:a xlink:type="simple" xlink:href="#h.4i6gfp1ocmsf"><text:span text:style-name="T57_2">Checklist</text:span></text:a></text:span><text:span text:style-name="T57_3"><text:a xlink:type="simple" xlink:href="#h.4i6gfp1ocmsf"><text:span text:style-name="T57_4"><text:s/></text:span></text:a></text:span><text:span text:style-name="T57_5"><text:a xlink:type="simple" xlink:href="#h.4i6gfp1ocmsf"><text:span text:style-name="T57_6">para</text:span></text:a></text:span><text:span text:style-name="T57_7"><text:a xlink:type="simple" xlink:href="#h.4i6gfp1ocmsf"><text:span text:style-name="T57_8"><text:s/></text:span></text:a></text:span><text:span text:style-name="T57_9"><text:a xlink:type="simple" xlink:href="#h.4i6gfp1ocmsf"><text:span text:style-name="T57_10">Implementação</text:span></text:a></text:span></text:p>
      <text:p text:style-name="P58"><text:span text:style-name="T58_1"><text:a xlink:type="simple" xlink:href="#h.vkj0rd1gcgw3"><text:span text:style-name="T58_2">Checklist</text:span></text:a></text:span><text:span text:style-name="T58_3"><text:a xlink:type="simple" xlink:href="#h.vkj0rd1gcgw3"><text:span text:style-name="T58_4"><text:s/></text:span></text:a></text:span><text:span text:style-name="T58_5"><text:a xlink:type="simple" xlink:href="#h.vkj0rd1gcgw3"><text:span text:style-name="T58_6">para</text:span></text:a></text:span><text:span text:style-name="T58_7"><text:a xlink:type="simple" xlink:href="#h.vkj0rd1gcgw3"><text:span text:style-name="T58_8"><text:s/></text:span></text:a></text:span><text:span text:style-name="T58_9"><text:a xlink:type="simple" xlink:href="#h.vkj0rd1gcgw3"><text:span text:style-name="T58_10">Instalação</text:span></text:a></text:span><text:span text:style-name="T58_11"><text:a xlink:type="simple" xlink:href="#h.vkj0rd1gcgw3"><text:span text:style-name="T58_12"><text:s/></text:span></text:a></text:span><text:span text:style-name="T58_13"><text:a xlink:type="simple" xlink:href="#h.vkj0rd1gcgw3"><text:span text:style-name="T58_14">e</text:span></text:a></text:span><text:span text:style-name="T58_15"><text:a xlink:type="simple" xlink:href="#h.vkj0rd1gcgw3"><text:span text:style-name="T58_16"><text:s/></text:span></text:a></text:span><text:span text:style-name="T58_17"><text:a xlink:type="simple" xlink:href="#h.vkj0rd1gcgw3"><text:span text:style-name="T58_18">Checkout</text:span></text:a>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list text:style-name="LS1" xml:id="list0">
        <text:list-item>
          <text:h text:style-name="P101" text:outline-level="10"><text:bookmark-start text:name="h.wecza2mzcb9e"/><text:bookmark-end text:name="h.wecza2mzcb9e"/><text:span text:style-name="T101_1">Propósito</text:span></text:h>
        </text:list-item>
      </text:list>
      <text:p text:style-name="P102"><text:span text:style-name="T102_1">Definir</text:span><text:span text:style-name="T102_2"><text:s/></text:span><text:span text:style-name="T102_3">um</text:span><text:span text:style-name="T102_4"><text:s/></text:span><text:span text:style-name="T102_5">conjunto</text:span><text:span text:style-name="T102_6"><text:s/></text:span><text:span text:style-name="T102_7">de</text:span><text:span text:style-name="T102_8"><text:s/></text:span><text:span text:style-name="T102_9">checklists</text:span><text:span text:style-name="T102_10"><text:s/></text:span><text:span text:style-name="T102_11">de</text:span><text:span text:style-name="T102_12"><text:s/></text:span><text:span text:style-name="T102_13">exemplo</text:span><text:span text:style-name="T102_14"><text:s/></text:span><text:span text:style-name="T102_15">para</text:span><text:span text:style-name="T102_16"><text:s/></text:span><text:span text:style-name="T102_17">estabelecer</text:span><text:span text:style-name="T102_18"><text:s/></text:span><text:span text:style-name="T102_19">critérios</text:span><text:span text:style-name="T102_20"><text:s/></text:span><text:span text:style-name="T102_21">de</text:span><text:span text:style-name="T102_22"><text:s/></text:span><text:span text:style-name="T102_23">aceitação</text:span><text:span text:style-name="T102_24"><text:s/></text:span><text:span text:style-name="T102_25">para</text:span><text:span text:style-name="T102_26"><text:s/></text:span><text:span text:style-name="T102_27">cada</text:span><text:span text:style-name="T102_28"><text:s/></text:span><text:span text:style-name="T102_29">item</text:span><text:span text:style-name="T102_30"><text:s/></text:span><text:span text:style-name="T102_31">identificado</text:span><text:span text:style-name="T102_32"><text:s/></text:span><text:span text:style-name="T102_33">como</text:span><text:span text:style-name="T102_34"><text:s/></text:span><text:span text:style-name="T102_35">alvo</text:span><text:span text:style-name="T102_36"><text:s/></text:span><text:span text:style-name="T102_37">de</text:span><text:span text:style-name="T102_38"><text:s/></text:span><text:span text:style-name="T102_39">Verificação</text:span><text:span text:style-name="T102_40"><text:s/></text:span><text:span text:style-name="T102_41">e</text:span><text:span text:style-name="T102_42"><text:s/></text:span><text:span text:style-name="T102_43">Validação</text:span><text:span text:style-name="T102_44">.<text:s/></text:span><text:span text:style-name="T102_45">Os</text:span><text:span text:style-name="T102_46"><text:s/></text:span><text:span text:style-name="T102_47">checklists</text:span><text:span text:style-name="T102_48"><text:s/></text:span><text:span text:style-name="T102_49">serão</text:span><text:span text:style-name="T102_50"><text:s/></text:span><text:span text:style-name="T102_51">usados</text:span><text:span text:style-name="T102_52">(</text:span><text:span text:style-name="T102_53">adaptados</text:span><text:span text:style-name="T102_54"><text:s/></text:span><text:span text:style-name="T102_55">ou</text:span><text:span text:style-name="T102_56"><text:s/></text:span><text:span text:style-name="T102_57">não</text:span><text:span text:style-name="T102_58">)<text:s/></text:span><text:span text:style-name="T102_59">como</text:span><text:span text:style-name="T102_60"><text:s/></text:span><text:span text:style-name="T102_61">base</text:span><text:span text:style-name="T102_62"><text:s/></text:span><text:span text:style-name="T102_63">para</text:span><text:span text:style-name="T102_64"><text:s/></text:span><text:span text:style-name="T102_65">análise</text:span><text:span text:style-name="T102_66"><text:s/></text:span><text:span text:style-name="T102_67">dos</text:span><text:span text:style-name="T102_68"><text:s/></text:span><text:span text:style-name="T102_69">artefatos</text:span><text:span text:style-name="T102_70">.</text:span></text:p>
      <text:list text:style-name="LS1" xml:id="list1" text:continue-list="list0">
        <text:list-item>
          <text:h text:style-name="P103" text:outline-level="10"><text:bookmark-start text:name="h.ht2p3ko8w26w"/><text:bookmark-end text:name="h.ht2p3ko8w26w"/><text:span text:style-name="T103_1">Checklists</text:span></text:h>
        </text:list-item>
      </text:list>
      <text:p text:style-name="P104"><text:span text:style-name="T104_1">&lt;</text:span><text:span text:style-name="T104_2">Aqui</text:span><text:span text:style-name="T104_3"><text:s/></text:span><text:span text:style-name="T104_4">são</text:span><text:span text:style-name="T104_5"><text:s/></text:span><text:span text:style-name="T104_6">fornecidos</text:span><text:span text:style-name="T104_7"><text:s/></text:span><text:span text:style-name="T104_8">exemplos</text:span><text:span text:style-name="T104_9"><text:s/></text:span><text:span text:style-name="T104_10">de</text:span><text:span text:style-name="T104_11"><text:s/></text:span><text:span text:style-name="T104_12">checklists</text:span><text:span text:style-name="T104_13"><text:s/></text:span><text:span text:style-name="T104_14">para</text:span><text:span text:style-name="T104_15"><text:s/></text:span><text:span text:style-name="T104_16">cada</text:span><text:span text:style-name="T104_17"><text:s/></text:span><text:span text:style-name="T104_18">tipo</text:span><text:span text:style-name="T104_19"><text:s/></text:span><text:span text:style-name="T104_20">de</text:span><text:span text:style-name="T104_21"><text:s/></text:span><text:span text:style-name="T104_22">produto</text:span><text:span text:style-name="T104_23">.<text:s/></text:span><text:span text:style-name="T104_24">Deve</text:span><text:span text:style-name="T104_25">-</text:span><text:span text:style-name="T104_26">se</text:span><text:span text:style-name="T104_27"><text:s/></text:span><text:span text:style-name="T104_28">instanciar</text:span><text:span text:style-name="T104_29"><text:s/></text:span><text:span text:style-name="T104_30">apenas</text:span><text:span text:style-name="T104_31"><text:s/></text:span><text:span text:style-name="T104_32">aqueles</text:span><text:span text:style-name="T104_33"><text:s/></text:span><text:span text:style-name="T104_34">que</text:span><text:span text:style-name="T104_35"><text:s/></text:span><text:span text:style-name="T104_36">correspondem</text:span><text:span text:style-name="T104_37"><text:s/></text:span><text:span text:style-name="T104_38">aos</text:span><text:span text:style-name="T104_39"><text:s/></text:span><text:span text:style-name="T104_40">tipos</text:span><text:span text:style-name="T104_41"><text:s/></text:span><text:span text:style-name="T104_42">de</text:span><text:span text:style-name="T104_43"><text:s/></text:span><text:span text:style-name="T104_44">produtos</text:span><text:span text:style-name="T104_45"><text:s/></text:span><text:span text:style-name="T104_46">que</text:span><text:span text:style-name="T104_47"><text:s/></text:span><text:span text:style-name="T104_48">foram</text:span><text:span text:style-name="T104_49"><text:s/></text:span><text:span text:style-name="T104_50">identificados</text:span><text:span text:style-name="T104_51"><text:s/></text:span><text:span text:style-name="T104_52">para</text:span><text:span text:style-name="T104_53"><text:s/></text:span><text:span text:style-name="T104_54">V</text:span><text:span text:style-name="T104_55">&amp;</text:span><text:span text:style-name="T104_56">V</text:span><text:span text:style-name="T104_57"><text:s/></text:span><text:span text:style-name="T104_58">e</text:span><text:span text:style-name="T104_59"><text:s/></text:span><text:span text:style-name="T104_60">adaptá</text:span><text:span text:style-name="T104_61">-</text:span><text:span text:style-name="T104_62">los</text:span><text:span text:style-name="T104_63"><text:s/></text:span><text:span text:style-name="T104_64">caso</text:span><text:span text:style-name="T104_65"><text:s/></text:span><text:span text:style-name="T104_66">necessário</text:span><text:span text:style-name="T104_67">.&gt;</text:span></text:p>
      <text:list text:style-name="LS1" xml:id="list2" text:continue-list="list0">
        <text:list-item>
          <text:list>
            <text:list-item>
              <text:h text:style-name="P105" text:outline-level="10"><text:bookmark-start text:name="h.izhod3o2q15w"/><text:bookmark-end text:name="h.izhod3o2q15w"/><text:span text:style-name="T105_1">Checklist</text:span><text:span text:style-name="T105_2"><text:s/></text:span><text:span text:style-name="T105_3">para</text:span><text:span text:style-name="T105_4"><text:s/></text:span><text:span text:style-name="T105_5">Requisitos</text:span></text:h>
            </text:list-item>
          </text:list>
        </text:list-item>
      </text:list>
      <text:p text:style-name="P106"/>
      <table:table table:style-name="Table2">
        <table:table-column table:style-name="Column5"/>
        <table:table-column table:style-name="Column6"/>
        <table:table-column table:style-name="Column7"/>
        <table:table-row table:style-name="Row5">
          <table:table-cell table:style-name="Cell17">
            <text:p text:style-name="P107"><text:span text:style-name="T107_1">Característica</text:span><text:span text:style-name="T107_2"><text:s/></text:span><text:span text:style-name="T107_3">de</text:span><text:span text:style-name="T107_4"><text:s/></text:span><text:span text:style-name="T107_5">Qualidade</text:span></text:p>
          </table:table-cell>
          <table:table-cell table:style-name="Cell18">
            <text:p text:style-name="P108"><text:span text:style-name="T108_1">Critério</text:span></text:p>
          </table:table-cell>
          <table:table-cell table:style-name="Cell19">
            <text:p text:style-name="P109"><text:span text:style-name="T109_1">Checklist</text:span></text:p>
          </table:table-cell>
        </table:table-row>
        <table:table-row table:style-name="Row6">
          <table:table-cell table:style-name="Cell20">
            <text:p text:style-name="P110"><text:span text:style-name="T110_1">Consistência</text:span></text:p>
          </table:table-cell>
          <table:table-cell table:style-name="Cell21">
            <text:p text:style-name="P111"><text:span text:style-name="T111_1">Consistência</text:span><text:span text:style-name="T111_2"><text:s/></text:span><text:span text:style-name="T111_3">Interna</text:span></text:p>
            <text:p text:style-name="P112"><text:span text:style-name="T112_1"><text:s/></text:span></text:p>
          </table:table-cell>
          <table:table-cell table:style-name="Cell22">
            <text:p text:style-name="P113"><text:span text:style-name="T113_1"><text:s/></text:span><text:span text:style-name="T113_2">Os</text:span><text:span text:style-name="T113_3"><text:s/></text:span><text:span text:style-name="T113_4">requisitos</text:span><text:span text:style-name="T113_5"><text:s/></text:span><text:span text:style-name="T113_6">são</text:span><text:span text:style-name="T113_7"><text:s/></text:span><text:span text:style-name="T113_8">consistentes</text:span><text:span text:style-name="T113_9"><text:s/></text:span><text:span text:style-name="T113_10">entre</text:span><text:span text:style-name="T113_11"><text:s/></text:span><text:span text:style-name="T113_12">si</text:span><text:span text:style-name="T113_13">?</text:span></text:p>
          </table:table-cell>
        </table:table-row>
        <table:table-row table:style-name="Row7">
          <table:table-cell table:style-name="Cell23">
            <text:p text:style-name="P114"/>
          </table:table-cell>
          <table:table-cell table:style-name="Cell24">
            <text:p text:style-name="P115"><text:span text:style-name="T115_1">Consistência</text:span><text:span text:style-name="T115_2"><text:s/></text:span><text:span text:style-name="T115_3">Externa</text:span></text:p>
          </table:table-cell>
          <table:table-cell table:style-name="Cell25">
            <text:p text:style-name="P116"><text:span text:style-name="T116_1">Os</text:span><text:span text:style-name="T116_2"><text:s/></text:span><text:span text:style-name="T116_3">requisitos</text:span><text:span text:style-name="T116_4"><text:s/></text:span><text:span text:style-name="T116_5">do</text:span><text:span text:style-name="T116_6"><text:s/></text:span><text:span text:style-name="T116_7">software</text:span><text:span text:style-name="T116_8"><text:s/></text:span><text:span text:style-name="T116_9">são</text:span><text:span text:style-name="T116_10"><text:s/></text:span><text:span text:style-name="T116_11">consistentes</text:span><text:span text:style-name="T116_12"><text:s/></text:span><text:span text:style-name="T116_13">com</text:span><text:span text:style-name="T116_14"><text:s/></text:span><text:span text:style-name="T116_15">os</text:span></text:p>
            <text:p text:style-name="P117"><text:span text:style-name="T117_1">requisitos</text:span><text:span text:style-name="T117_2"><text:s/></text:span><text:span text:style-name="T117_3">do</text:span><text:span text:style-name="T117_4"><text:s/></text:span><text:span text:style-name="T117_5">cliente</text:span><text:span text:style-name="T117_6">?</text:span></text:p>
          </table:table-cell>
        </table:table-row>
        <table:table-row table:style-name="Row8">
          <table:table-cell table:style-name="Cell26">
            <text:p text:style-name="P118"/>
          </table:table-cell>
          <table:table-cell table:style-name="Cell27">
            <text:p text:style-name="P119"/>
          </table:table-cell>
          <table:table-cell table:style-name="Cell28">
            <text:p text:style-name="P120"><text:span text:style-name="T120_1">Os</text:span><text:span text:style-name="T120_2"><text:s/></text:span><text:span text:style-name="T120_3">requisitos</text:span><text:span text:style-name="T120_4"><text:s/></text:span><text:span text:style-name="T120_5">do</text:span><text:span text:style-name="T120_6"><text:s/></text:span><text:span text:style-name="T120_7">software</text:span><text:span text:style-name="T120_8"><text:s/></text:span><text:span text:style-name="T120_9">são</text:span><text:span text:style-name="T120_10"><text:s/></text:span><text:span text:style-name="T120_11">consistentes</text:span><text:span text:style-name="T120_12"><text:s/></text:span><text:span text:style-name="T120_13">com</text:span><text:span text:style-name="T120_14"><text:s/></text:span><text:span text:style-name="T120_15">os</text:span></text:p>
            <text:p text:style-name="P121"><text:span text:style-name="T121_1">requisitos</text:span><text:span text:style-name="T121_2"><text:s/></text:span><text:span text:style-name="T121_3">do</text:span><text:span text:style-name="T121_4"><text:s/></text:span><text:span text:style-name="T121_5">sistema</text:span><text:span text:style-name="T121_6">?</text:span></text:p>
          </table:table-cell>
        </table:table-row>
        <table:table-row table:style-name="Row9">
          <table:table-cell table:style-name="Cell29">
            <text:p text:style-name="P122"><text:span text:style-name="T122_1">Clareza</text:span></text:p>
          </table:table-cell>
          <table:table-cell table:style-name="Cell30">
            <text:p text:style-name="P123"><text:span text:style-name="T123_1">Clareza</text:span></text:p>
          </table:table-cell>
          <table:table-cell table:style-name="Cell31">
            <text:p text:style-name="P124"><text:span text:style-name="T124_1">O</text:span><text:span text:style-name="T124_2"><text:s/></text:span><text:span text:style-name="T124_3">significado</text:span><text:span text:style-name="T124_4"><text:s/></text:span><text:span text:style-name="T124_5">de</text:span><text:span text:style-name="T124_6"><text:s/></text:span><text:span text:style-name="T124_7">cada</text:span><text:span text:style-name="T124_8"><text:s/></text:span><text:span text:style-name="T124_9">requisito</text:span><text:span text:style-name="T124_10"><text:s/></text:span><text:span text:style-name="T124_11">é</text:span><text:span text:style-name="T124_12"><text:s/></text:span><text:span text:style-name="T124_13">compreensível</text:span><text:span text:style-name="T124_14">?</text:span></text:p>
          </table:table-cell>
        </table:table-row>
        <table:table-row table:style-name="Row10">
          <table:table-cell table:style-name="Cell32">
            <text:p text:style-name="P125"/>
          </table:table-cell>
          <table:table-cell table:style-name="Cell33">
            <text:p text:style-name="P126"/>
          </table:table-cell>
          <table:table-cell table:style-name="Cell34">
            <text:p text:style-name="P127"><text:span text:style-name="T127_1">Os</text:span><text:span text:style-name="T127_2"><text:s/></text:span><text:span text:style-name="T127_3">requisitos</text:span><text:span text:style-name="T127_4"><text:s/></text:span><text:span text:style-name="T127_5">estão</text:span><text:span text:style-name="T127_6"><text:s/></text:span><text:span text:style-name="T127_7">descritos</text:span><text:span text:style-name="T127_8"><text:s/></text:span><text:span text:style-name="T127_9">com</text:span><text:span text:style-name="T127_10"><text:s/></text:span><text:span text:style-name="T127_11">um</text:span><text:span text:style-name="T127_12"><text:s/></text:span><text:span text:style-name="T127_13">nível</text:span><text:span text:style-name="T127_14"><text:s/></text:span><text:span text:style-name="T127_15">de</text:span><text:span text:style-name="T127_16"><text:s/></text:span><text:span text:style-name="T127_17">detalhes</text:span></text:p>
            <text:p text:style-name="P128"><text:span text:style-name="T128_1"><text:s/></text:span><text:span text:style-name="T128_2">suficiente</text:span><text:span text:style-name="T128_3"><text:s/></text:span><text:span text:style-name="T128_4">para</text:span><text:span text:style-name="T128_5"><text:s/></text:span><text:span text:style-name="T128_6">o</text:span><text:span text:style-name="T128_7"><text:s/></text:span><text:span text:style-name="T128_8">entendimento</text:span><text:span text:style-name="T128_9">?</text:span></text:p>
          </table:table-cell>
        </table:table-row>
        <table:table-row table:style-name="Row11">
          <table:table-cell table:style-name="Cell35">
            <text:p text:style-name="P129"/>
          </table:table-cell>
          <table:table-cell table:style-name="Cell36">
            <text:p text:style-name="P130"/>
          </table:table-cell>
          <table:table-cell table:style-name="Cell37">
            <text:p text:style-name="P131"><text:span text:style-name="T131_1">Os</text:span><text:span text:style-name="T131_2"><text:s/></text:span><text:span text:style-name="T131_3">requisitos</text:span><text:span text:style-name="T131_4"><text:s/></text:span><text:span text:style-name="T131_5">podem</text:span><text:span text:style-name="T131_6"><text:s/></text:span><text:span text:style-name="T131_7">ser</text:span><text:span text:style-name="T131_8"><text:s/></text:span><text:span text:style-name="T131_9">entendidos</text:span><text:span text:style-name="T131_10"><text:s/></text:span><text:span text:style-name="T131_11">e</text:span><text:span text:style-name="T131_12"><text:s/></text:span><text:span text:style-name="T131_13">desenvolvidos</text:span><text:span text:style-name="T131_14"><text:s/></text:span><text:span text:style-name="T131_15">por</text:span></text:p>
            <text:p text:style-name="P132"><text:span text:style-name="T132_1">um</text:span><text:span text:style-name="T132_2"><text:s/></text:span><text:span text:style-name="T132_3">grupo</text:span><text:span text:style-name="T132_4"><text:s/></text:span><text:span text:style-name="T132_5">independente</text:span><text:span text:style-name="T132_6">?</text:span></text:p>
          </table:table-cell>
        </table:table-row>
        <table:table-row table:style-name="Row12">
          <table:table-cell table:style-name="Cell38">
            <text:p text:style-name="P133"><text:span text:style-name="T133_1">Testabilidade</text:span></text:p>
          </table:table-cell>
          <table:table-cell table:style-name="Cell39">
            <text:p text:style-name="P134"><text:span text:style-name="T134_1">Viabilidade</text:span><text:span text:style-name="T134_2"><text:s/></text:span><text:span text:style-name="T134_3">dos</text:span><text:span text:style-name="T134_4"><text:s/></text:span><text:span text:style-name="T134_5">Testes</text:span></text:p>
          </table:table-cell>
          <table:table-cell table:style-name="Cell40">
            <text:p text:style-name="P135"><text:span text:style-name="T135_1">Cada</text:span><text:span text:style-name="T135_2"><text:s/></text:span><text:span text:style-name="T135_3">requisito</text:span><text:span text:style-name="T135_4"><text:s/></text:span><text:span text:style-name="T135_5">é</text:span><text:span text:style-name="T135_6"><text:s/></text:span><text:span text:style-name="T135_7">testável</text:span><text:span text:style-name="T135_8">?</text:span></text:p>
          </table:table-cell>
        </table:table-row>
        <table:table-row table:style-name="Row13">
          <table:table-cell table:style-name="Cell41">
            <text:p text:style-name="P136"><text:span text:style-name="T136_1">Adequação</text:span></text:p>
          </table:table-cell>
          <table:table-cell table:style-name="Cell42">
            <text:p text:style-name="P137"><text:span text:style-name="T137_1">Adequação</text:span><text:span text:style-name="T137_2"><text:s/></text:span><text:span text:style-name="T137_3">às</text:span><text:span text:style-name="T137_4"><text:s/></text:span><text:span text:style-name="T137_5">necessidades</text:span><text:span text:style-name="T137_6"><text:s/></text:span><text:span text:style-name="T137_7">do</text:span><text:span text:style-name="T137_8"><text:s/></text:span><text:span text:style-name="T137_9">Cliente</text:span></text:p>
          </table:table-cell>
          <table:table-cell table:style-name="Cell43">
            <text:p text:style-name="P138"><text:span text:style-name="T138_1"><text:s/></text:span><text:span text:style-name="T138_2">Os</text:span><text:span text:style-name="T138_3"><text:s/></text:span><text:span text:style-name="T138_4">requisitos</text:span><text:span text:style-name="T138_5"><text:s/></text:span><text:span text:style-name="T138_6">descritos</text:span><text:span text:style-name="T138_7"><text:s/></text:span><text:span text:style-name="T138_8">são</text:span><text:span text:style-name="T138_9"><text:s/></text:span><text:span text:style-name="T138_10">adequados</text:span><text:span text:style-name="T138_11"><text:s/></text:span><text:span text:style-name="T138_12">às</text:span><text:span text:style-name="T138_13"><text:s/></text:span><text:span text:style-name="T138_14">necessidades</text:span></text:p>
            <text:p text:style-name="P139"><text:span text:style-name="T139_1"><text:s/></text:span><text:span text:style-name="T139_2">do</text:span><text:span text:style-name="T139_3"><text:s/></text:span><text:span text:style-name="T139_4">cliente</text:span><text:span text:style-name="T139_5">?</text:span></text:p>
          </table:table-cell>
        </table:table-row>
      </table:table>
      <text:p text:style-name="P140"/>
      <text:p text:style-name="P141"/>
      <text:p text:style-name="P142"/>
      <text:p text:style-name="P143"/>
      <text:list text:style-name="LS1" xml:id="list3" text:continue-list="list0">
        <text:list-item>
          <text:list>
            <text:list-item>
              <text:h text:style-name="P144" text:outline-level="10"><text:bookmark-start text:name="h.e729wqubb55m"/><text:bookmark-end text:name="h.e729wqubb55m"/><text:span text:style-name="T144_1">Checklist</text:span><text:span text:style-name="T144_2"><text:s/></text:span><text:span text:style-name="T144_3">para</text:span><text:span text:style-name="T144_4"><text:s/></text:span><text:span text:style-name="T144_5">Design</text:span></text:h>
              <text:list>
                <text:list-item>
                  <text:p text:style-name="P145"><text:span text:style-name="T145_1">Design</text:span><text:span text:style-name="T145_2"><text:s/></text:span><text:span text:style-name="T145_3">Arquitetural</text:span></text:p>
                </text:list-item>
              </text:list>
            </text:list-item>
          </text:list>
        </text:list-item>
      </text:list>
      <text:p text:style-name="P146"/>
      <table:table table:style-name="Table3">
        <table:table-column table:style-name="Column8"/>
        <table:table-column table:style-name="Column9"/>
        <table:table-row table:style-name="Row14">
          <table:table-cell table:style-name="Cell44">
            <text:p text:style-name="P147"><text:span text:style-name="T147_1">Categoria</text:span></text:p>
          </table:table-cell>
          <table:table-cell table:style-name="Cell45">
            <text:p text:style-name="P148"><text:span text:style-name="T148_1">Checklist</text:span></text:p>
          </table:table-cell>
        </table:table-row>
        <table:table-row table:style-name="Row15">
          <table:table-cell table:style-name="Cell46">
            <text:p text:style-name="P149"><text:span text:style-name="T149_1">Requisitos</text:span><text:span text:style-name="T149_2"><text:s/></text:span><text:span text:style-name="T149_3">Gerais</text:span><text:span text:style-name="T149_4"><text:s/></text:span><text:span text:style-name="T149_5">e</text:span><text:span text:style-name="T149_6"><text:s/></text:span><text:span text:style-name="T149_7">Design</text:span></text:p>
            <text:p text:style-name="P150"><text:span text:style-name="T150_1"><text:s/></text:span></text:p>
          </table:table-cell>
          <table:table-cell table:style-name="Cell47">
            <text:p text:style-name="P151"><text:span text:style-name="T151_1"><text:s/></text:span><text:span text:style-name="T151_2">O</text:span><text:span text:style-name="T151_3"><text:s/></text:span><text:span text:style-name="T151_4">design</text:span><text:span text:style-name="T151_5"><text:s/></text:span><text:span text:style-name="T151_6">é</text:span><text:span text:style-name="T151_7"><text:s/></text:span><text:span text:style-name="T151_8">consistente</text:span><text:span text:style-name="T151_9"><text:s/></text:span><text:span text:style-name="T151_10">com</text:span><text:span text:style-name="T151_11"><text:s/></text:span><text:span text:style-name="T151_12">os</text:span><text:span text:style-name="T151_13"><text:s/></text:span><text:span text:style-name="T151_14">requisitos</text:span><text:span text:style-name="T151_15">?</text:span></text:p>
          </table:table-cell>
        </table:table-row>
        <table:table-row table:style-name="Row16">
          <table:table-cell table:style-name="Cell48">
            <text:p text:style-name="P152"/>
          </table:table-cell>
          <table:table-cell table:style-name="Cell49">
            <text:p text:style-name="P153"><text:span text:style-name="T153_1">As</text:span><text:span text:style-name="T153_2"><text:s/></text:span><text:span text:style-name="T153_3">decisões</text:span><text:span text:style-name="T153_4"><text:s/></text:span><text:span text:style-name="T153_5">gerais</text:span><text:span text:style-name="T153_6"><text:s/></text:span><text:span text:style-name="T153_7">de</text:span><text:span text:style-name="T153_8"><text:s/></text:span><text:span text:style-name="T153_9">design</text:span><text:span text:style-name="T153_10"><text:s/></text:span><text:span text:style-name="T153_11">foram</text:span><text:span text:style-name="T153_12"><text:s/></text:span><text:span text:style-name="T153_13">documentadas</text:span><text:span text:style-name="T153_14">?</text:span></text:p>
          </table:table-cell>
        </table:table-row>
        <table:table-row table:style-name="Row17">
          <table:table-cell table:style-name="Cell50">
            <text:p text:style-name="P154"/>
          </table:table-cell>
          <table:table-cell table:style-name="Cell51">
            <text:p text:style-name="P155"><text:span text:style-name="T155_1">O</text:span><text:span text:style-name="T155_2"><text:s/></text:span><text:span text:style-name="T155_3">design</text:span><text:span text:style-name="T155_4"><text:s/></text:span><text:span text:style-name="T155_5">implementado</text:span><text:span text:style-name="T155_6"><text:s/></text:span><text:span text:style-name="T155_7">está</text:span><text:span text:style-name="T155_8"><text:s/></text:span><text:span text:style-name="T155_9">consistente</text:span><text:span text:style-name="T155_10"><text:s/></text:span><text:span text:style-name="T155_11">com</text:span><text:span text:style-name="T155_12"><text:s/></text:span><text:span text:style-name="T155_13">essas</text:span><text:span text:style-name="T155_14"><text:s/></text:span><text:span text:style-name="T155_15">decisões</text:span><text:span text:style-name="T155_16">?</text:span></text:p>
          </table:table-cell>
        </table:table-row>
        <table:table-row table:style-name="Row18">
          <table:table-cell table:style-name="Cell52">
            <text:p text:style-name="P156"/>
          </table:table-cell>
          <table:table-cell table:style-name="Cell53">
            <text:p text:style-name="P157"><text:span text:style-name="T157_1">O</text:span><text:span text:style-name="T157_2"><text:s/></text:span><text:span text:style-name="T157_3">design</text:span><text:span text:style-name="T157_4"><text:s/></text:span><text:span text:style-name="T157_5">atende</text:span><text:span text:style-name="T157_6"><text:s/></text:span><text:span text:style-name="T157_7">adequadamente</text:span><text:span text:style-name="T157_8"><text:s/></text:span><text:span text:style-name="T157_9">os</text:span><text:span text:style-name="T157_10"><text:s/></text:span><text:span text:style-name="T157_11">atributos</text:span><text:span text:style-name="T157_12"><text:s/></text:span><text:span text:style-name="T157_13">de</text:span><text:span text:style-name="T157_14"><text:s/></text:span><text:span text:style-name="T157_15">qualidade</text:span><text:span text:style-name="T157_16"><text:s/></text:span><text:span text:style-name="T157_17">especificados</text:span><text:span text:style-name="T157_18"><text:s/></text:span><text:span text:style-name="T157_19">para</text:span><text:span text:style-name="T157_20"><text:s/></text:span><text:span text:style-name="T157_21">o</text:span><text:span text:style-name="T157_22"><text:s/></text:span><text:span text:style-name="T157_23">produto</text:span><text:span text:style-name="T157_24">?</text:span></text:p>
          </table:table-cell>
        </table:table-row>
        <table:table-row table:style-name="Row19">
          <table:table-cell table:style-name="Cell54">
            <text:p text:style-name="P158"><text:span text:style-name="T158_1">Especificações</text:span><text:span text:style-name="T158_2"><text:s/></text:span><text:span text:style-name="T158_3">Funcionais</text:span><text:span text:style-name="T158_4"><text:s/></text:span><text:span text:style-name="T158_5">e</text:span><text:span text:style-name="T158_6"><text:s/></text:span><text:span text:style-name="T158_7">de</text:span><text:span text:style-name="T158_8"><text:s/></text:span><text:span text:style-name="T158_9">Interface</text:span><text:span text:style-name="T158_10"><text:s/></text:span></text:p>
          </table:table-cell>
          <table:table-cell table:style-name="Cell55">
            <text:p text:style-name="P159"><text:span text:style-name="T159_1">Está</text:span><text:span text:style-name="T159_2"><text:s/></text:span><text:span text:style-name="T159_3">especificado</text:span><text:span text:style-name="T159_4"><text:s/></text:span><text:span text:style-name="T159_5">em</text:span><text:span text:style-name="T159_6"><text:s/></text:span><text:span text:style-name="T159_7">termos</text:span><text:span text:style-name="T159_8"><text:s/></text:span><text:span text:style-name="T159_9">precisos</text:span><text:span text:style-name="T159_10"><text:s/></text:span><text:span text:style-name="T159_11">e</text:span><text:span text:style-name="T159_12"><text:s/></text:span><text:span text:style-name="T159_13">não</text:span><text:span text:style-name="T159_14">-</text:span><text:span text:style-name="T159_15">ambíguos</text:span><text:span text:style-name="T159_16">?<text:s/></text:span><text:span text:style-name="T159_17">Ela</text:span><text:span text:style-name="T159_18"><text:s/></text:span><text:span text:style-name="T159_19">descreve</text:span><text:span text:style-name="T159_20"><text:s/></text:span><text:span text:style-name="T159_21">claramente</text:span><text:span text:style-name="T159_22"><text:s/></text:span><text:span text:style-name="T159_23">as</text:span><text:span text:style-name="T159_24"><text:s/></text:span><text:span text:style-name="T159_25">transformações</text:span><text:span text:style-name="T159_26"><text:s/></text:span><text:span text:style-name="T159_27">necessárias</text:span><text:span text:style-name="T159_28">?</text:span></text:p>
          </table:table-cell>
        </table:table-row>
        <table:table-row table:style-name="Row20">
          <table:table-cell table:style-name="Cell56">
            <text:p text:style-name="P160"/>
          </table:table-cell>
          <table:table-cell table:style-name="Cell57">
            <text:p text:style-name="P161"/>
          </table:table-cell>
        </table:table-row>
        <table:table-row table:style-name="Row21">
          <table:table-cell table:style-name="Cell58">
            <text:p text:style-name="P162"/>
          </table:table-cell>
          <table:table-cell table:style-name="Cell59">
            <text:p text:style-name="P163"><text:span text:style-name="T163_1">As</text:span><text:span text:style-name="T163_2"><text:s/></text:span><text:span text:style-name="T163_3">dependências</text:span><text:span text:style-name="T163_4"><text:s/></text:span><text:span text:style-name="T163_5">estão</text:span><text:span text:style-name="T163_6"><text:s/></text:span><text:span text:style-name="T163_7">identificadas</text:span><text:span text:style-name="T163_8"><text:s/></text:span><text:span text:style-name="T163_9">e</text:span><text:span text:style-name="T163_10"><text:s/></text:span><text:span text:style-name="T163_11">documentadas</text:span><text:span text:style-name="T163_12">?</text:span></text:p>
          </table:table-cell>
        </table:table-row>
        <table:table-row table:style-name="Row22">
          <table:table-cell table:style-name="Cell60">
            <text:p text:style-name="P164"/>
          </table:table-cell>
          <table:table-cell table:style-name="Cell61">
            <text:p text:style-name="P165"><text:span text:style-name="T165_1">Os</text:span><text:span text:style-name="T165_2"><text:s/></text:span><text:span text:style-name="T165_3">fatores</text:span><text:span text:style-name="T165_4"><text:s/></text:span><text:span text:style-name="T165_5">humanos</text:span><text:span text:style-name="T165_6"><text:s/></text:span><text:span text:style-name="T165_7">foram</text:span><text:span text:style-name="T165_8"><text:s/></text:span><text:span text:style-name="T165_9">considerados</text:span><text:span text:style-name="T165_10"><text:s/></text:span><text:span text:style-name="T165_11">propriamente</text:span><text:span text:style-name="T165_12"><text:s/></text:span><text:span text:style-name="T165_13">naquelas</text:span><text:span text:style-name="T165_14"><text:s/></text:span><text:span text:style-name="T165_15">funções</text:span><text:span text:style-name="T165_16"><text:s/></text:span><text:span text:style-name="T165_17">que</text:span><text:span text:style-name="T165_18"><text:s/></text:span><text:span text:style-name="T165_19">mostram</text:span><text:span text:style-name="T165_20"><text:s/></text:span><text:span text:style-name="T165_21">a</text:span><text:span text:style-name="T165_22"><text:s/></text:span><text:span text:style-name="T165_23">interface</text:span><text:span text:style-name="T165_24"><text:s/></text:span><text:span text:style-name="T165_25">do</text:span><text:span text:style-name="T165_26"><text:s/></text:span><text:span text:style-name="T165_27">usuário</text:span><text:span text:style-name="T165_28">?<text:s/></text:span></text:p>
          </table:table-cell>
        </table:table-row>
        <table:table-row table:style-name="Row23">
          <table:table-cell table:style-name="Cell62">
            <text:p text:style-name="P166"/>
          </table:table-cell>
          <table:table-cell table:style-name="Cell63">
            <text:p text:style-name="P167"><text:span text:style-name="T167_1">As</text:span><text:span text:style-name="T167_2"><text:s/></text:span><text:span text:style-name="T167_3">restrições</text:span><text:span text:style-name="T167_4"><text:s/></text:span><text:span text:style-name="T167_5">de</text:span><text:span text:style-name="T167_6"><text:s/></text:span><text:span text:style-name="T167_7">design</text:span><text:span text:style-name="T167_8">,<text:s/></text:span><text:span text:style-name="T167_9">como</text:span><text:span text:style-name="T167_10"><text:s/></text:span><text:span text:style-name="T167_11">memória</text:span><text:span text:style-name="T167_12"><text:s/></text:span><text:span text:style-name="T167_13">e</text:span><text:span text:style-name="T167_14"><text:s/></text:span><text:span text:style-name="T167_15">restrições</text:span><text:span text:style-name="T167_16"><text:s/></text:span><text:span text:style-name="T167_17">de</text:span><text:span text:style-name="T167_18"><text:s/></text:span><text:span text:style-name="T167_19">tempo</text:span><text:span text:style-name="T167_20"><text:s/></text:span><text:span text:style-name="T167_21">estão</text:span><text:span text:style-name="T167_22"><text:s/></text:span><text:span text:style-name="T167_23">especificadas</text:span><text:span text:style-name="T167_24"><text:s/></text:span><text:span text:style-name="T167_25">apropriadamente</text:span><text:span text:style-name="T167_26">?</text:span></text:p>
          </table:table-cell>
        </table:table-row>
        <table:table-row table:style-name="Row24">
          <table:table-cell table:style-name="Cell64">
            <text:p text:style-name="P168"/>
          </table:table-cell>
          <table:table-cell table:style-name="Cell65">
            <text:p text:style-name="P169"/>
          </table:table-cell>
        </table:table-row>
        <table:table-row table:style-name="Row25">
          <table:table-cell table:style-name="Cell66">
            <text:p text:style-name="P170"/>
          </table:table-cell>
          <table:table-cell table:style-name="Cell67">
            <text:p text:style-name="P171"><text:span text:style-name="T171_1">As</text:span><text:span text:style-name="T171_2"><text:s/></text:span><text:span text:style-name="T171_3">interfaces</text:span><text:span text:style-name="T171_4"><text:s/></text:span><text:span text:style-name="T171_5">estão</text:span><text:span text:style-name="T171_6"><text:s/></text:span><text:span text:style-name="T171_7">consistentes</text:span><text:span text:style-name="T171_8"><text:s/></text:span><text:span text:style-name="T171_9">com</text:span><text:span text:style-name="T171_10"><text:s/></text:span><text:span text:style-name="T171_11">a</text:span><text:span text:style-name="T171_12"><text:s/></text:span><text:span text:style-name="T171_13">usagem</text:span><text:span text:style-name="T171_14"><text:s/></text:span><text:span text:style-name="T171_15">dos</text:span><text:span text:style-name="T171_16"><text:s/></text:span><text:span text:style-name="T171_17">módulos</text:span><text:span text:style-name="T171_18">?</text:span></text:p>
          </table:table-cell>
        </table:table-row>
        <table:table-row table:style-name="Row26">
          <table:table-cell table:style-name="Cell68">
            <text:p text:style-name="P172"><text:span text:style-name="T172_1">Convenções</text:span></text:p>
          </table:table-cell>
          <table:table-cell table:style-name="Cell69">
            <text:p text:style-name="P173"><text:span text:style-name="T173_1">O</text:span><text:span text:style-name="T173_2"><text:s/></text:span><text:span text:style-name="T173_3">design</text:span><text:span text:style-name="T173_4"><text:s/></text:span><text:span text:style-name="T173_5">segue</text:span><text:span text:style-name="T173_6"><text:s/></text:span><text:span text:style-name="T173_7">notações</text:span><text:span text:style-name="T173_8"><text:s/></text:span><text:span text:style-name="T173_9">e</text:span><text:span text:style-name="T173_10"><text:s/></text:span><text:span text:style-name="T173_11">convenções</text:span><text:span text:style-name="T173_12"><text:s/></text:span><text:span text:style-name="T173_13">estabelecidas</text:span><text:span text:style-name="T173_14">?</text:span></text:p>
          </table:table-cell>
        </table:table-row>
        <table:table-row table:style-name="Row27">
          <table:table-cell table:style-name="Cell70">
            <text:p text:style-name="P174"/>
          </table:table-cell>
          <table:table-cell table:style-name="Cell71">
            <text:p text:style-name="P175"/>
          </table:table-cell>
        </table:table-row>
      </table:table>
      <text:p text:style-name="P176"/>
      <text:p text:style-name="P177"/>
      <text:p text:style-name="P178"/>
      <text:p text:style-name="P179"/>
      <text:p text:style-name="P180"/>
      <text:list text:style-name="LS1" xml:id="list5" text:continue-list="list0">
        <text:list-item>
          <text:list>
            <text:list-item>
              <text:list>
                <text:list-item>
                  <text:p text:style-name="P181"><text:span text:style-name="T181_1">Design</text:span><text:span text:style-name="T181_2"><text:s/></text:span><text:span text:style-name="T181_3">Detalhado</text:span></text:p>
                </text:list-item>
              </text:list>
            </text:list-item>
          </text:list>
        </text:list-item>
      </text:list>
      <text:p text:style-name="P182"/>
      <table:table table:style-name="Table4">
        <table:table-column table:style-name="Column10"/>
        <table:table-column table:style-name="Column11"/>
        <table:table-row table:style-name="Row28">
          <table:table-cell table:style-name="Cell72">
            <text:p text:style-name="P183"><text:span text:style-name="T183_1">Categoria</text:span></text:p>
          </table:table-cell>
          <table:table-cell table:style-name="Cell73">
            <text:p text:style-name="P184"><text:span text:style-name="T184_1">Checklist</text:span></text:p>
          </table:table-cell>
        </table:table-row>
        <table:table-row table:style-name="Row29">
          <table:table-cell table:style-name="Cell74">
            <text:p text:style-name="P185"><text:span text:style-name="T185_1">Rastreabilidade</text:span><text:span text:style-name="T185_2"><text:s/></text:span><text:span text:style-name="T185_3">de</text:span><text:span text:style-name="T185_4"><text:s/></text:span><text:span text:style-name="T185_5">Requisitos</text:span></text:p>
            <text:p text:style-name="P186"><text:span text:style-name="T186_1"><text:s/></text:span></text:p>
          </table:table-cell>
          <table:table-cell table:style-name="Cell75">
            <text:p text:style-name="P187"><text:span text:style-name="T187_1"><text:s/></text:span><text:span text:style-name="T187_2">O</text:span><text:span text:style-name="T187_3"><text:s/></text:span><text:span text:style-name="T187_4">design</text:span><text:span text:style-name="T187_5"><text:s/></text:span><text:span text:style-name="T187_6">detalhado</text:span><text:span text:style-name="T187_7"><text:s/></text:span><text:span text:style-name="T187_8">do</text:span><text:span text:style-name="T187_9"><text:s/></text:span><text:span text:style-name="T187_10">modulo</text:span><text:span text:style-name="T187_11"><text:s/></text:span><text:span text:style-name="T187_12">cumpre</text:span><text:span text:style-name="T187_13"><text:s/></text:span><text:span text:style-name="T187_14">com</text:span><text:span text:style-name="T187_15"><text:s/></text:span><text:span text:style-name="T187_16">os</text:span><text:span text:style-name="T187_17"><text:s/></text:span><text:span text:style-name="T187_18">seus</text:span><text:span text:style-name="T187_19"><text:s/></text:span><text:span text:style-name="T187_20">requisitos</text:span><text:span text:style-name="T187_21"><text:s/></text:span><text:span text:style-name="T187_22">correspondentes</text:span><text:span text:style-name="T187_23">?</text:span></text:p>
          </table:table-cell>
        </table:table-row>
        <table:table-row table:style-name="Row30">
          <table:table-cell table:style-name="Cell76">
            <text:p text:style-name="P188"/>
          </table:table-cell>
          <table:table-cell table:style-name="Cell77">
            <text:p text:style-name="P189"><text:span text:style-name="T189_1">O</text:span><text:span text:style-name="T189_2"><text:s/></text:span><text:span text:style-name="T189_3">design</text:span><text:span text:style-name="T189_4"><text:s/></text:span><text:span text:style-name="T189_5">detalhado</text:span><text:span text:style-name="T189_6"><text:s/></text:span><text:span text:style-name="T189_7">do</text:span><text:span text:style-name="T189_8"><text:s/></text:span><text:span text:style-name="T189_9">modulo</text:span><text:span text:style-name="T189_10"><text:s/></text:span><text:span text:style-name="T189_11">cumpre</text:span><text:span text:style-name="T189_12"><text:s/></text:span><text:span text:style-name="T189_13">com</text:span><text:span text:style-name="T189_14"><text:s/></text:span><text:span text:style-name="T189_15">os</text:span><text:span text:style-name="T189_16"><text:s/></text:span><text:span text:style-name="T189_17">seus</text:span><text:span text:style-name="T189_18"><text:s/></text:span><text:span text:style-name="T189_19">requisitos</text:span><text:span text:style-name="T189_20"><text:s/></text:span><text:span text:style-name="T189_21">de</text:span><text:span text:style-name="T189_22"><text:s/></text:span><text:span text:style-name="T189_23">design</text:span><text:span text:style-name="T189_24"><text:s/></text:span><text:span text:style-name="T189_25">arquitetural</text:span><text:span text:style-name="T189_26"><text:s/></text:span><text:span text:style-name="T189_27">correspondentes</text:span><text:span text:style-name="T189_28">?</text:span></text:p>
          </table:table-cell>
        </table:table-row>
        <table:table-row table:style-name="Row31">
          <table:table-cell table:style-name="Cell78">
            <text:p text:style-name="P190"/>
          </table:table-cell>
          <table:table-cell table:style-name="Cell79">
            <text:p text:style-name="P191"><text:span text:style-name="T191_1">Todas</text:span><text:span text:style-name="T191_2"><text:s/></text:span><text:span text:style-name="T191_3">as</text:span><text:span text:style-name="T191_4"><text:s/></text:span><text:span text:style-name="T191_5">funções</text:span><text:span text:style-name="T191_6"><text:s/></text:span><text:span text:style-name="T191_7">estão</text:span><text:span text:style-name="T191_8"><text:s/></text:span><text:span text:style-name="T191_9">descritas</text:span><text:span text:style-name="T191_10"><text:s/></text:span><text:span text:style-name="T191_11">corretamente</text:span><text:span text:style-name="T191_12"><text:s/></text:span><text:span text:style-name="T191_13">e</text:span><text:span text:style-name="T191_14"><text:s/></text:span><text:span text:style-name="T191_15">no</text:span><text:span text:style-name="T191_16"><text:s/></text:span><text:span text:style-name="T191_17">nível</text:span><text:span text:style-name="T191_18"><text:s/></text:span><text:span text:style-name="T191_19">adequado</text:span><text:span text:style-name="T191_20"><text:s/></text:span><text:span text:style-name="T191_21">de</text:span><text:span text:style-name="T191_22"><text:s/></text:span><text:span text:style-name="T191_23">detalhe</text:span><text:span text:style-name="T191_24">?<text:s/></text:span></text:p>
          </table:table-cell>
        </table:table-row>
        <table:table-row table:style-name="Row32">
          <table:table-cell table:style-name="Cell80">
            <text:p text:style-name="P192"/>
          </table:table-cell>
          <table:table-cell table:style-name="Cell81">
            <text:p text:style-name="P193"/>
          </table:table-cell>
        </table:table-row>
        <table:table-row table:style-name="Row33">
          <table:table-cell table:style-name="Cell82">
            <text:p text:style-name="P194"><text:span text:style-name="T194_1">Estrutura</text:span><text:span text:style-name="T194_2"><text:s/></text:span><text:span text:style-name="T194_3">e</text:span><text:span text:style-name="T194_4"><text:s/></text:span><text:span text:style-name="T194_5">Interfaces</text:span><text:span text:style-name="T194_6"><text:s/></text:span></text:p>
          </table:table-cell>
          <table:table-cell table:style-name="Cell83">
            <text:p text:style-name="P195"><text:span text:style-name="T195_1">Num</text:span><text:span text:style-name="T195_2"><text:s/></text:span><text:span text:style-name="T195_3">nível</text:span><text:span text:style-name="T195_4"><text:s/></text:span><text:span text:style-name="T195_5">de</text:span><text:span text:style-name="T195_6"><text:s/></text:span><text:span text:style-name="T195_7">sistema</text:span><text:span text:style-name="T195_8"><text:s/></text:span><text:span text:style-name="T195_9">e</text:span><text:span text:style-name="T195_10"><text:s/></text:span><text:span text:style-name="T195_11">subsistemas</text:span><text:span text:style-name="T195_12">,<text:s/></text:span><text:span text:style-name="T195_13">todos</text:span><text:span text:style-name="T195_14"><text:s/></text:span><text:span text:style-name="T195_15">os</text:span><text:span text:style-name="T195_16"><text:s/></text:span><text:span text:style-name="T195_17">componentes</text:span><text:span text:style-name="T195_18"><text:s/></text:span><text:span text:style-name="T195_19">ou</text:span><text:span text:style-name="T195_20"><text:s/></text:span><text:span text:style-name="T195_21">módulos</text:span><text:span text:style-name="T195_22"><text:s/></text:span><text:span text:style-name="T195_23">foram</text:span><text:span text:style-name="T195_24"><text:s/></text:span><text:span text:style-name="T195_25">identificados</text:span><text:span text:style-name="T195_26"><text:s/></text:span><text:span text:style-name="T195_27">no</text:span><text:span text:style-name="T195_28"><text:s/></text:span><text:span text:style-name="T195_29">modelo</text:span><text:span text:style-name="T195_30"><text:s/></text:span><text:span text:style-name="T195_31">de</text:span><text:span text:style-name="T195_32"><text:s/></text:span><text:span text:style-name="T195_33">arquitetura</text:span><text:span text:style-name="T195_34">?</text:span></text:p>
          </table:table-cell>
        </table:table-row>
        <table:table-row table:style-name="Row34">
          <table:table-cell table:style-name="Cell84">
            <text:p text:style-name="P196"/>
          </table:table-cell>
          <table:table-cell table:style-name="Cell85">
            <text:p text:style-name="P197"/>
          </table:table-cell>
        </table:table-row>
        <table:table-row table:style-name="Row35">
          <table:table-cell table:style-name="Cell86">
            <text:p text:style-name="P198"/>
          </table:table-cell>
          <table:table-cell table:style-name="Cell87">
            <text:p text:style-name="P199"><text:span text:style-name="T199_1">O</text:span><text:span text:style-name="T199_2"><text:s/></text:span><text:span text:style-name="T199_3">nível</text:span><text:span text:style-name="T199_4"><text:s/></text:span><text:span text:style-name="T199_5">de</text:span><text:span text:style-name="T199_6"><text:s/></text:span><text:span text:style-name="T199_7">decomposição</text:span><text:span text:style-name="T199_8"><text:s/></text:span><text:span text:style-name="T199_9">é</text:span><text:span text:style-name="T199_10"><text:s/></text:span><text:span text:style-name="T199_11">suficiente</text:span><text:span text:style-name="T199_12"><text:s/></text:span><text:span text:style-name="T199_13">para</text:span><text:span text:style-name="T199_14"><text:s/></text:span><text:span text:style-name="T199_15">identificar</text:span><text:span text:style-name="T199_16"><text:s/></text:span><text:span text:style-name="T199_17">todos</text:span><text:span text:style-name="T199_18"><text:s/></text:span><text:span text:style-name="T199_19">os</text:span><text:span text:style-name="T199_20"><text:s/></text:span><text:span text:style-name="T199_21">módulos</text:span><text:span text:style-name="T199_22">?</text:span></text:p>
          </table:table-cell>
        </table:table-row>
        <table:table-row table:style-name="Row36">
          <table:table-cell table:style-name="Cell88">
            <text:p text:style-name="P200"/>
          </table:table-cell>
          <table:table-cell table:style-name="Cell89">
            <text:p text:style-name="P201"><text:span text:style-name="T201_1">Os</text:span><text:span text:style-name="T201_2"><text:s/></text:span><text:span text:style-name="T201_3">módulos</text:span><text:span text:style-name="T201_4"><text:s/></text:span><text:span text:style-name="T201_5">estão</text:span><text:span text:style-name="T201_6"><text:s/></text:span><text:span text:style-name="T201_7">fazendo</text:span><text:span text:style-name="T201_8"><text:s/></text:span><text:span text:style-name="T201_9">mais</text:span><text:span text:style-name="T201_10"><text:s/></text:span><text:span text:style-name="T201_11">de</text:span><text:span text:style-name="T201_12"><text:s/></text:span><text:span text:style-name="T201_13">uma</text:span><text:span text:style-name="T201_14"><text:s/></text:span><text:span text:style-name="T201_15">função</text:span><text:span text:style-name="T201_16"><text:s/></text:span><text:span text:style-name="T201_17">específica</text:span><text:span text:style-name="T201_18">?</text:span></text:p>
          </table:table-cell>
        </table:table-row>
        <table:table-row table:style-name="Row37">
          <table:table-cell table:style-name="Cell90">
            <text:p text:style-name="P202"><text:span text:style-name="T202_1">Lógica</text:span></text:p>
          </table:table-cell>
          <table:table-cell table:style-name="Cell91">
            <text:p text:style-name="P203"><text:span text:style-name="T203_1">Há</text:span><text:span text:style-name="T203_2"><text:s/></text:span><text:span text:style-name="T203_3">erros</text:span><text:span text:style-name="T203_4"><text:s/></text:span><text:span text:style-name="T203_5">de</text:span><text:span text:style-name="T203_6"><text:s/></text:span><text:span text:style-name="T203_7">lógica</text:span><text:span text:style-name="T203_8">?</text:span></text:p>
          </table:table-cell>
        </table:table-row>
        <table:table-row table:style-name="Row38">
          <table:table-cell table:style-name="Cell92">
            <text:p text:style-name="P204"/>
          </table:table-cell>
          <table:table-cell table:style-name="Cell93">
            <text:p text:style-name="P205"/>
          </table:table-cell>
        </table:table-row>
        <table:table-row table:style-name="Row39">
          <table:table-cell table:style-name="Cell94">
            <text:p text:style-name="P206"><text:span text:style-name="T206_1">Performance</text:span></text:p>
          </table:table-cell>
          <table:table-cell table:style-name="Cell95">
            <text:p text:style-name="P207"><text:span text:style-name="T207_1">As</text:span><text:span text:style-name="T207_2"><text:s/></text:span><text:span text:style-name="T207_3">necessidades</text:span><text:span text:style-name="T207_4"><text:s/></text:span><text:span text:style-name="T207_5">de</text:span><text:span text:style-name="T207_6"><text:s/></text:span><text:span text:style-name="T207_7">memória</text:span><text:span text:style-name="T207_8"><text:s/></text:span><text:span text:style-name="T207_9">e</text:span><text:span text:style-name="T207_10"><text:s/></text:span><text:span text:style-name="T207_11">desempenho</text:span><text:span text:style-name="T207_12"><text:s/></text:span><text:span text:style-name="T207_13">são</text:span><text:span text:style-name="T207_14"><text:s/></text:span><text:span text:style-name="T207_15">alcançáveis</text:span><text:span text:style-name="T207_16">?<text:s/></text:span><text:span text:style-name="T207_17">são</text:span><text:span text:style-name="T207_18"><text:s/></text:span><text:span text:style-name="T207_19">realistas</text:span><text:span text:style-name="T207_20">?<text:s/></text:span></text:p>
          </table:table-cell>
        </table:table-row>
        <table:table-row table:style-name="Row40">
          <table:table-cell table:style-name="Cell96">
            <text:p text:style-name="P208"><text:span text:style-name="T208_1">Tratamento</text:span><text:span text:style-name="T208_2"><text:s/></text:span><text:span text:style-name="T208_3">de</text:span><text:span text:style-name="T208_4"><text:s/></text:span><text:span text:style-name="T208_5">Erros</text:span><text:span text:style-name="T208_6"><text:s/></text:span><text:span text:style-name="T208_7">e</text:span><text:span text:style-name="T208_8"><text:s/></text:span><text:span text:style-name="T208_9">Recuperação</text:span></text:p>
          </table:table-cell>
          <table:table-cell table:style-name="Cell97">
            <text:p text:style-name="P209"><text:span text:style-name="T209_1">Existe</text:span><text:span text:style-name="T209_2"><text:s/></text:span><text:span text:style-name="T209_3">um</text:span><text:span text:style-name="T209_4"><text:s/></text:span><text:span text:style-name="T209_5">tratamento</text:span><text:span text:style-name="T209_6"><text:s/></text:span><text:span text:style-name="T209_7">de</text:span><text:span text:style-name="T209_8"><text:s/></text:span><text:span text:style-name="T209_9">erros</text:span><text:span text:style-name="T209_10"><text:s/></text:span><text:span text:style-name="T209_11">adequado</text:span><text:span text:style-name="T209_12">,<text:s/></text:span><text:span text:style-name="T209_13">com</text:span><text:span text:style-name="T209_14"><text:s/></text:span><text:span text:style-name="T209_15">mensagens</text:span><text:span text:style-name="T209_16"><text:s/></text:span><text:span text:style-name="T209_17">de</text:span><text:span text:style-name="T209_18"><text:s/></text:span><text:span text:style-name="T209_19">retorno</text:span><text:span text:style-name="T209_20"><text:s/></text:span><text:span text:style-name="T209_21">dos</text:span><text:span text:style-name="T209_22"><text:s/></text:span><text:span text:style-name="T209_23">erros</text:span><text:span text:style-name="T209_24"><text:s/></text:span><text:span text:style-name="T209_25">adequados</text:span><text:span text:style-name="T209_26">?</text:span></text:p>
          </table:table-cell>
        </table:table-row>
        <table:table-row table:style-name="Row41">
          <table:table-cell table:style-name="Cell98">
            <text:p text:style-name="P210"><text:span text:style-name="T210_1">Testabilidade</text:span><text:span text:style-name="T210_2"><text:s/></text:span><text:span text:style-name="T210_3">e</text:span><text:span text:style-name="T210_4"><text:s/></text:span><text:span text:style-name="T210_5">Extensibilidade</text:span></text:p>
          </table:table-cell>
          <table:table-cell table:style-name="Cell99">
            <text:p text:style-name="P211"><text:span text:style-name="T211_1">O</text:span><text:span text:style-name="T211_2"><text:s/></text:span><text:span text:style-name="T211_3">design</text:span><text:span text:style-name="T211_4"><text:s/></text:span><text:span text:style-name="T211_5">é</text:span><text:span text:style-name="T211_6"><text:s/></text:span><text:span text:style-name="T211_7">entendível</text:span><text:span text:style-name="T211_8">,<text:s/></text:span><text:span text:style-name="T211_9">manutenível</text:span><text:span text:style-name="T211_10"><text:s/></text:span><text:span text:style-name="T211_11">e</text:span><text:span text:style-name="T211_12"><text:s/></text:span><text:span text:style-name="T211_13">testável</text:span><text:span text:style-name="T211_14">?</text:span></text:p>
          </table:table-cell>
        </table:table-row>
        <table:table-row table:style-name="Row42">
          <table:table-cell table:style-name="Cell100">
            <text:p text:style-name="P212"><text:span text:style-name="T212_1">Coesão</text:span><text:span text:style-name="T212_2"><text:s/></text:span><text:span text:style-name="T212_3">e</text:span><text:span text:style-name="T212_4"><text:s/></text:span><text:span text:style-name="T212_5">Acoplamento</text:span></text:p>
          </table:table-cell>
          <table:table-cell table:style-name="Cell101">
            <text:p text:style-name="P213"><text:span text:style-name="T213_1">Avalie</text:span><text:span text:style-name="T213_2"><text:s/></text:span><text:span text:style-name="T213_3">o</text:span><text:span text:style-name="T213_4"><text:s/></text:span><text:span text:style-name="T213_5">design</text:span><text:span text:style-name="T213_6"><text:s/></text:span><text:span text:style-name="T213_7">utilizando</text:span><text:span text:style-name="T213_8"><text:s/></text:span><text:span text:style-name="T213_9">métricas</text:span><text:span text:style-name="T213_10"><text:s/></text:span><text:span text:style-name="T213_11">de</text:span><text:span text:style-name="T213_12"><text:s/></text:span><text:span text:style-name="T213_13">coesão</text:span><text:span text:style-name="T213_14"><text:s/></text:span><text:span text:style-name="T213_15">e</text:span><text:span text:style-name="T213_16"><text:s/></text:span><text:span text:style-name="T213_17">acoplamento</text:span><text:span text:style-name="T213_18">,<text:s/></text:span><text:span text:style-name="T213_19">se</text:span><text:span text:style-name="T213_20"><text:s/></text:span><text:span text:style-name="T213_21">necessário</text:span><text:span text:style-name="T213_22">.</text:span></text:p>
          </table:table-cell>
        </table:table-row>
      </table:table>
      <text:p text:style-name="P214"/>
      <text:p text:style-name="P215"/>
      <text:list text:style-name="LS1" xml:id="list6" text:continue-list="list0">
        <text:list-item>
          <text:list>
            <text:list-item>
              <text:h text:style-name="P216" text:outline-level="10"><text:bookmark-start text:name="h.y5bb4g9ioiju"/><text:bookmark-end text:name="h.y5bb4g9ioiju"/><text:span text:style-name="T216_1">Checklist</text:span><text:span text:style-name="T216_2"><text:s/></text:span><text:span text:style-name="T216_3">para</text:span><text:span text:style-name="T216_4"><text:s/></text:span><text:span text:style-name="T216_5">Construção</text:span></text:h>
            </text:list-item>
          </text:list>
        </text:list-item>
      </text:list>
      <text:p text:style-name="P217"/>
      <text:p text:style-name="P218"/>
      <table:table table:style-name="Table5">
        <table:table-column table:style-name="Column12"/>
        <table:table-column table:style-name="Column13"/>
        <table:table-row table:style-name="Row43">
          <table:table-cell table:style-name="Cell102">
            <text:p text:style-name="P219"><text:span text:style-name="T219_1">Categoria</text:span></text:p>
          </table:table-cell>
          <table:table-cell table:style-name="Cell103">
            <text:p text:style-name="P220"><text:span text:style-name="T220_1">Checklist</text:span></text:p>
          </table:table-cell>
        </table:table-row>
        <table:table-row table:style-name="Row44">
          <table:table-cell table:style-name="Cell104">
            <text:p text:style-name="P221"><text:span text:style-name="T221_1">Estrutura</text:span></text:p>
            <text:p text:style-name="P222"><text:span text:style-name="T222_1"><text:s/></text:span></text:p>
          </table:table-cell>
          <table:table-cell table:style-name="Cell105">
            <text:p text:style-name="P223"><text:span text:style-name="T223_1">O</text:span><text:span text:style-name="T223_2"><text:s/></text:span><text:span text:style-name="T223_3">código</text:span><text:span text:style-name="T223_4"><text:s/></text:span><text:span text:style-name="T223_5">implementa</text:span><text:span text:style-name="T223_6"><text:s/></text:span><text:span text:style-name="T223_7">completamente</text:span><text:span text:style-name="T223_8"><text:s/></text:span><text:span text:style-name="T223_9">e</text:span><text:span text:style-name="T223_10"><text:s/></text:span><text:span text:style-name="T223_11">adequadamente</text:span><text:span text:style-name="T223_12"><text:s/></text:span><text:span text:style-name="T223_13">o</text:span><text:span text:style-name="T223_14"><text:s/></text:span><text:span text:style-name="T223_15">design</text:span><text:span text:style-name="T223_16">?</text:span></text:p>
          </table:table-cell>
        </table:table-row>
        <table:table-row table:style-name="Row45">
          <table:table-cell table:style-name="Cell106">
            <text:p text:style-name="P224"/>
          </table:table-cell>
          <table:table-cell table:style-name="Cell107">
            <text:p text:style-name="P225"><text:span text:style-name="T225_1">O</text:span><text:span text:style-name="T225_2"><text:s/></text:span><text:span text:style-name="T225_3">código</text:span><text:span text:style-name="T225_4"><text:s/></text:span><text:span text:style-name="T225_5">está</text:span><text:span text:style-name="T225_6"><text:s/></text:span><text:span text:style-name="T225_7">de</text:span><text:span text:style-name="T225_8"><text:s/></text:span><text:span text:style-name="T225_9">acordo</text:span><text:span text:style-name="T225_10"><text:s/></text:span><text:span text:style-name="T225_11">com</text:span><text:span text:style-name="T225_12"><text:s/></text:span><text:span text:style-name="T225_13">algum</text:span><text:span text:style-name="T225_14"><text:s/></text:span><text:span text:style-name="T225_15">padrão</text:span><text:span text:style-name="T225_16"><text:s/></text:span><text:span text:style-name="T225_17">de</text:span><text:span text:style-name="T225_18"><text:s/></text:span><text:span text:style-name="T225_19">codificação</text:span><text:span text:style-name="T225_20"><text:s/></text:span><text:span text:style-name="T225_21">pertinente</text:span><text:span text:style-name="T225_22">?</text:span></text:p>
          </table:table-cell>
        </table:table-row>
        <table:table-row table:style-name="Row46">
          <table:table-cell table:style-name="Cell108">
            <text:p text:style-name="P226"/>
          </table:table-cell>
          <table:table-cell table:style-name="Cell109">
            <text:p text:style-name="P227"><text:span text:style-name="T227_1">O</text:span><text:span text:style-name="T227_2"><text:s/></text:span><text:span text:style-name="T227_3">código</text:span><text:span text:style-name="T227_4"><text:s/></text:span><text:span text:style-name="T227_5">está</text:span><text:span text:style-name="T227_6"><text:s/></text:span><text:span text:style-name="T227_7">bem</text:span><text:span text:style-name="T227_8"><text:s/></text:span><text:span text:style-name="T227_9">estruturado</text:span><text:span text:style-name="T227_10"><text:s/>(</text:span><text:span text:style-name="T227_11">formatado</text:span><text:span text:style-name="T227_12">,<text:s/></text:span><text:span text:style-name="T227_13">em</text:span><text:span text:style-name="T227_14"><text:s/></text:span><text:span text:style-name="T227_15">estilo</text:span><text:span text:style-name="T227_16"><text:s/></text:span><text:span text:style-name="T227_17">adequado</text:span><text:span text:style-name="T227_18">,<text:s/></text:span><text:span text:style-name="T227_19">visualmente</text:span><text:span text:style-name="T227_20">)?</text:span></text:p>
          </table:table-cell>
        </table:table-row>
        <table:table-row table:style-name="Row47">
          <table:table-cell table:style-name="Cell110">
            <text:p text:style-name="P228"/>
          </table:table-cell>
          <table:table-cell table:style-name="Cell111">
            <text:p text:style-name="P229"/>
          </table:table-cell>
        </table:table-row>
        <table:table-row table:style-name="Row48">
          <table:table-cell table:style-name="Cell112">
            <text:p text:style-name="P230"/>
          </table:table-cell>
          <table:table-cell table:style-name="Cell113">
            <text:p text:style-name="P231"><text:span text:style-name="T231_1">Há</text:span><text:span text:style-name="T231_2"><text:s/></text:span><text:span text:style-name="T231_3">procedimentos</text:span><text:span text:style-name="T231_4">/</text:span><text:span text:style-name="T231_5">métodos</text:span><text:span text:style-name="T231_6"><text:s/></text:span><text:span text:style-name="T231_7">não</text:span><text:span text:style-name="T231_8"><text:s/></text:span><text:span text:style-name="T231_9">acessados</text:span><text:span text:style-name="T231_10">,<text:s/></text:span><text:span text:style-name="T231_11">desnecessários</text:span><text:span text:style-name="T231_12">,<text:s/></text:span><text:span text:style-name="T231_13">ou</text:span><text:span text:style-name="T231_14"><text:s/></text:span><text:span text:style-name="T231_15">algum</text:span><text:span text:style-name="T231_16"><text:s/></text:span><text:span text:style-name="T231_17">código</text:span><text:span text:style-name="T231_18"><text:s/></text:span><text:span text:style-name="T231_19">que</text:span><text:span text:style-name="T231_20"><text:s/></text:span><text:span text:style-name="T231_21">não</text:span><text:span text:style-name="T231_22"><text:s/></text:span><text:span text:style-name="T231_23">é</text:span><text:span text:style-name="T231_24"><text:s/></text:span><text:span text:style-name="T231_25">acessado</text:span><text:span text:style-name="T231_26">?</text:span></text:p>
          </table:table-cell>
        </table:table-row>
        <table:table-row table:style-name="Row49">
          <table:table-cell table:style-name="Cell114">
            <text:p text:style-name="P232"/>
          </table:table-cell>
          <table:table-cell table:style-name="Cell115">
            <text:p text:style-name="P233"><text:span text:style-name="T233_1">Há</text:span><text:span text:style-name="T233_2"><text:s/></text:span><text:span text:style-name="T233_3">algum</text:span><text:span text:style-name="T233_4"><text:s/></text:span><text:span text:style-name="T233_5">código</text:span><text:span text:style-name="T233_6"><text:s/></text:span><text:span text:style-name="T233_7">que</text:span><text:span text:style-name="T233_8"><text:s/></text:span><text:span text:style-name="T233_9">pode</text:span><text:span text:style-name="T233_10"><text:s/></text:span><text:span text:style-name="T233_11">ser</text:span><text:span text:style-name="T233_12"><text:s/></text:span><text:span text:style-name="T233_13">trocado</text:span><text:span text:style-name="T233_14"><text:s/></text:span><text:span text:style-name="T233_15">por</text:span><text:span text:style-name="T233_16"><text:s/></text:span><text:span text:style-name="T233_17">chamadas</text:span><text:span text:style-name="T233_18"><text:s/></text:span><text:span text:style-name="T233_19">à</text:span><text:span text:style-name="T233_20"><text:s/></text:span><text:span text:style-name="T233_21">códigos</text:span><text:span text:style-name="T233_22"><text:s/></text:span><text:span text:style-name="T233_23">de</text:span><text:span text:style-name="T233_24"><text:s/></text:span><text:span text:style-name="T233_25">bibliotecas</text:span><text:span text:style-name="T233_26">,<text:s/></text:span><text:span text:style-name="T233_27">trazendo</text:span><text:span text:style-name="T233_28"><text:s/></text:span><text:span text:style-name="T233_29">reúso</text:span><text:span text:style-name="T233_30">?</text:span></text:p>
          </table:table-cell>
        </table:table-row>
        <table:table-row table:style-name="Row50">
          <table:table-cell table:style-name="Cell116">
            <text:p text:style-name="P234"/>
          </table:table-cell>
          <table:table-cell table:style-name="Cell117">
            <text:p text:style-name="P235"><text:span text:style-name="T235_1">Há</text:span><text:span text:style-name="T235_2"><text:s/></text:span><text:span text:style-name="T235_3">blocos</text:span><text:span text:style-name="T235_4"><text:s/></text:span><text:span text:style-name="T235_5">de</text:span><text:span text:style-name="T235_6"><text:s/></text:span><text:span text:style-name="T235_7">código</text:span><text:span text:style-name="T235_8"><text:s/></text:span><text:span text:style-name="T235_9">repetidos</text:span><text:span text:style-name="T235_10"><text:s/></text:span><text:span text:style-name="T235_11">que</text:span><text:span text:style-name="T235_12"><text:s/></text:span><text:span text:style-name="T235_13">podem</text:span><text:span text:style-name="T235_14"><text:s/></text:span><text:span text:style-name="T235_15">ser</text:span><text:span text:style-name="T235_16"><text:s/></text:span><text:span text:style-name="T235_17">agrupados</text:span><text:span text:style-name="T235_18"><text:s/></text:span><text:span text:style-name="T235_19">em</text:span><text:span text:style-name="T235_20"><text:s/></text:span><text:span text:style-name="T235_21">apenas</text:span><text:span text:style-name="T235_22"><text:s/></text:span><text:span text:style-name="T235_23">um</text:span><text:span text:style-name="T235_24"><text:s/></text:span><text:span text:style-name="T235_25">local</text:span><text:span text:style-name="T235_26">/</text:span><text:span text:style-name="T235_27">procedimento</text:span><text:span text:style-name="T235_28">?</text:span></text:p>
          </table:table-cell>
        </table:table-row>
        <table:table-row table:style-name="Row51">
          <table:table-cell table:style-name="Cell118">
            <text:p text:style-name="P236"/>
          </table:table-cell>
          <table:table-cell table:style-name="Cell119">
            <text:p text:style-name="P237"><text:span text:style-name="T237_1">O</text:span><text:span text:style-name="T237_2"><text:s/></text:span><text:span text:style-name="T237_3">armazenamento</text:span><text:span text:style-name="T237_4"><text:s/></text:span><text:span text:style-name="T237_5">é</text:span><text:span text:style-name="T237_6"><text:s/></text:span><text:span text:style-name="T237_7">feito</text:span><text:span text:style-name="T237_8"><text:s/></text:span><text:span text:style-name="T237_9">de</text:span><text:span text:style-name="T237_10"><text:s/></text:span><text:span text:style-name="T237_11">forma</text:span><text:span text:style-name="T237_12"><text:s/></text:span><text:span text:style-name="T237_13">eficiente</text:span><text:span text:style-name="T237_14">?</text:span></text:p>
          </table:table-cell>
        </table:table-row>
        <table:table-row table:style-name="Row52">
          <table:table-cell table:style-name="Cell120">
            <text:p text:style-name="P238"/>
          </table:table-cell>
          <table:table-cell table:style-name="Cell121">
            <text:p text:style-name="P239"><text:span text:style-name="T239_1">Há</text:span><text:span text:style-name="T239_2"><text:s/></text:span><text:span text:style-name="T239_3">algum</text:span><text:span text:style-name="T239_4"><text:s/></text:span><text:span text:style-name="T239_5">modo</text:span><text:span text:style-name="T239_6"><text:s/></text:span><text:span text:style-name="T239_7">excessivamente</text:span><text:span text:style-name="T239_8"><text:s/></text:span><text:span text:style-name="T239_9">complexo</text:span><text:span text:style-name="T239_10"><text:s/></text:span><text:span text:style-name="T239_11">que</text:span><text:span text:style-name="T239_12"><text:s/></text:span><text:span text:style-name="T239_13">precise</text:span><text:span text:style-name="T239_14"><text:s/></text:span><text:span text:style-name="T239_15">ser</text:span><text:span text:style-name="T239_16"><text:s/></text:span><text:span text:style-name="T239_17">reestruturado</text:span><text:span text:style-name="T239_18"><text:s/></text:span><text:span text:style-name="T239_19">ou</text:span><text:span text:style-name="T239_20"><text:s/></text:span><text:span text:style-name="T239_21">dividido</text:span><text:span text:style-name="T239_22"><text:s/></text:span><text:span text:style-name="T239_23">em</text:span><text:span text:style-name="T239_24"><text:s/></text:span><text:span text:style-name="T239_25">várias</text:span><text:span text:style-name="T239_26"><text:s/></text:span><text:span text:style-name="T239_27">rotinas</text:span><text:span text:style-name="T239_28">?</text:span></text:p>
          </table:table-cell>
        </table:table-row>
        <table:table-row table:style-name="Row53">
          <table:table-cell table:style-name="Cell122">
            <text:p text:style-name="P240"><text:span text:style-name="T240_1">Documentação</text:span></text:p>
          </table:table-cell>
          <table:table-cell table:style-name="Cell123">
            <text:p text:style-name="P241"><text:span text:style-name="T241_1">O</text:span><text:span text:style-name="T241_2"><text:s/></text:span><text:span text:style-name="T241_3">código</text:span><text:span text:style-name="T241_4"><text:s/></text:span><text:span text:style-name="T241_5">está</text:span><text:span text:style-name="T241_6"><text:s/></text:span><text:span text:style-name="T241_7">claramente</text:span><text:span text:style-name="T241_8"><text:s/></text:span><text:span text:style-name="T241_9">e</text:span><text:span text:style-name="T241_10"><text:s/></text:span><text:span text:style-name="T241_11">adequadamente</text:span><text:span text:style-name="T241_12"><text:s/></text:span><text:span text:style-name="T241_13">documentado</text:span><text:span text:style-name="T241_14"><text:s/></text:span><text:span text:style-name="T241_15">com</text:span><text:span text:style-name="T241_16"><text:s/></text:span><text:span text:style-name="T241_17">um</text:span><text:span text:style-name="T241_18"><text:s/></text:span><text:span text:style-name="T241_19">estilo</text:span><text:span text:style-name="T241_20"><text:s/></text:span><text:span text:style-name="T241_21">de</text:span><text:span text:style-name="T241_22"><text:s/></text:span><text:span text:style-name="T241_23">comentário</text:span><text:span text:style-name="T241_24"><text:s/></text:span><text:span text:style-name="T241_25">que</text:span><text:span text:style-name="T241_26"><text:s/></text:span><text:span text:style-name="T241_27">facilite</text:span><text:span text:style-name="T241_28"><text:s/></text:span><text:span text:style-name="T241_29">manutenção</text:span><text:span text:style-name="T241_30">?</text:span></text:p>
          </table:table-cell>
        </table:table-row>
        <table:table-row table:style-name="Row54">
          <table:table-cell table:style-name="Cell124">
            <text:p text:style-name="P242"/>
          </table:table-cell>
          <table:table-cell table:style-name="Cell125">
            <text:p text:style-name="P243"/>
          </table:table-cell>
        </table:table-row>
        <table:table-row table:style-name="Row55">
          <table:table-cell table:style-name="Cell126">
            <text:p text:style-name="P244"/>
          </table:table-cell>
          <table:table-cell table:style-name="Cell127">
            <text:p text:style-name="P245"><text:span text:style-name="T245_1">Todos</text:span><text:span text:style-name="T245_2"><text:s/></text:span><text:span text:style-name="T245_3">os</text:span><text:span text:style-name="T245_4"><text:s/></text:span><text:span text:style-name="T245_5">comentários</text:span><text:span text:style-name="T245_6"><text:s/></text:span><text:span text:style-name="T245_7">estão</text:span><text:span text:style-name="T245_8"><text:s/></text:span><text:span text:style-name="T245_9">consistentes</text:span><text:span text:style-name="T245_10"><text:s/></text:span><text:span text:style-name="T245_11">com</text:span><text:span text:style-name="T245_12"><text:s/></text:span><text:span text:style-name="T245_13">o</text:span><text:span text:style-name="T245_14"><text:s/></text:span><text:span text:style-name="T245_15">código</text:span><text:span text:style-name="T245_16">?</text:span></text:p>
          </table:table-cell>
        </table:table-row>
        <table:table-row table:style-name="Row56">
          <table:table-cell table:style-name="Cell128">
            <text:p text:style-name="P246"/>
          </table:table-cell>
          <table:table-cell table:style-name="Cell129">
            <text:p text:style-name="P247"/>
          </table:table-cell>
        </table:table-row>
        <table:table-row table:style-name="Row57">
          <table:table-cell table:style-name="Cell130">
            <text:p text:style-name="P248"><text:span text:style-name="T248_1">Variáveis</text:span></text:p>
          </table:table-cell>
          <table:table-cell table:style-name="Cell131">
            <text:p text:style-name="P249"><text:span text:style-name="T249_1">As</text:span><text:span text:style-name="T249_2"><text:s/></text:span><text:span text:style-name="T249_3">variáveis</text:span><text:span text:style-name="T249_4"><text:s/></text:span><text:span text:style-name="T249_5">estão</text:span><text:span text:style-name="T249_6"><text:s/></text:span><text:span text:style-name="T249_7">definidas</text:span><text:span text:style-name="T249_8"><text:s/></text:span><text:span text:style-name="T249_9">propriamente</text:span><text:span text:style-name="T249_10"><text:s/></text:span><text:span text:style-name="T249_11">com</text:span><text:span text:style-name="T249_12"><text:s/></text:span><text:span text:style-name="T249_13">nomes</text:span><text:span text:style-name="T249_14"><text:s/></text:span><text:span text:style-name="T249_15">consistentes</text:span><text:span text:style-name="T249_16"><text:s/></text:span><text:span text:style-name="T249_17">e</text:span><text:span text:style-name="T249_18"><text:s/></text:span><text:span text:style-name="T249_19">claros</text:span><text:span text:style-name="T249_20">?</text:span></text:p>
          </table:table-cell>
        </table:table-row>
        <table:table-row table:style-name="Row58">
          <table:table-cell table:style-name="Cell132">
            <text:p text:style-name="P250"/>
          </table:table-cell>
          <table:table-cell table:style-name="Cell133">
            <text:p text:style-name="P251"/>
          </table:table-cell>
        </table:table-row>
        <table:table-row table:style-name="Row59">
          <table:table-cell table:style-name="Cell134">
            <text:p text:style-name="P252"/>
          </table:table-cell>
          <table:table-cell table:style-name="Cell135">
            <text:p text:style-name="P253"><text:span text:style-name="T253_1">Existem</text:span><text:span text:style-name="T253_2"><text:s/></text:span><text:span text:style-name="T253_3">variáveis</text:span><text:span text:style-name="T253_4"><text:s/></text:span><text:span text:style-name="T253_5">não</text:span><text:span text:style-name="T253_6"><text:s/></text:span><text:span text:style-name="T253_7">utilizadas</text:span><text:span text:style-name="T253_8">?</text:span></text:p>
          </table:table-cell>
        </table:table-row>
        <table:table-row table:style-name="Row60">
          <table:table-cell table:style-name="Cell136">
            <text:p text:style-name="P254"><text:span text:style-name="T254_1">Operação</text:span><text:span text:style-name="T254_2"><text:s/></text:span><text:span text:style-name="T254_3">Aritméticas</text:span></text:p>
          </table:table-cell>
          <table:table-cell table:style-name="Cell137">
            <text:p text:style-name="P255"><text:span text:style-name="T255_1">O</text:span><text:span text:style-name="T255_2"><text:s/></text:span><text:span text:style-name="T255_3">código</text:span><text:span text:style-name="T255_4"><text:s/></text:span><text:span text:style-name="T255_5">testa</text:span><text:span text:style-name="T255_6"><text:s/></text:span><text:span text:style-name="T255_7">antes</text:span><text:span text:style-name="T255_8"><text:s/></text:span><text:span text:style-name="T255_9">de</text:span><text:span text:style-name="T255_10"><text:s/></text:span><text:span text:style-name="T255_11">fazer</text:span><text:span text:style-name="T255_12"><text:s/></text:span><text:span text:style-name="T255_13">uma</text:span><text:span text:style-name="T255_14"><text:s/></text:span><text:span text:style-name="T255_15">divisão</text:span><text:span text:style-name="T255_16"><text:s/></text:span><text:span text:style-name="T255_17">por</text:span><text:span text:style-name="T255_18"><text:s/></text:span><text:span text:style-name="T255_19">zero</text:span><text:span text:style-name="T255_20">?</text:span></text:p>
          </table:table-cell>
        </table:table-row>
        <table:table-row table:style-name="Row61">
          <table:table-cell table:style-name="Cell138">
            <text:p text:style-name="P256"/>
          </table:table-cell>
          <table:table-cell table:style-name="Cell139">
            <text:p text:style-name="P257"><text:span text:style-name="T257_1">O</text:span><text:span text:style-name="T257_2"><text:s/></text:span><text:span text:style-name="T257_3">código</text:span><text:span text:style-name="T257_4"><text:s/></text:span><text:span text:style-name="T257_5">prevê</text:span><text:span text:style-name="T257_6"><text:s/></text:span><text:span text:style-name="T257_7">erros</text:span><text:span text:style-name="T257_8"><text:s/></text:span><text:span text:style-name="T257_9">de</text:span><text:span text:style-name="T257_10"><text:s/></text:span><text:span text:style-name="T257_11">arredondamento</text:span><text:span text:style-name="T257_12">?</text:span></text:p>
          </table:table-cell>
        </table:table-row>
        <table:table-row table:style-name="Row62">
          <table:table-cell table:style-name="Cell140">
            <text:p text:style-name="P258"><text:span text:style-name="T258_1">Laços</text:span><text:span text:style-name="T258_2"><text:s/></text:span><text:span text:style-name="T258_3">e</text:span><text:span text:style-name="T258_4"><text:s/></text:span><text:span text:style-name="T258_5">Caminhos</text:span></text:p>
          </table:table-cell>
          <table:table-cell table:style-name="Cell141">
            <text:p text:style-name="P259"><text:span text:style-name="T259_1">Todos</text:span><text:span text:style-name="T259_2"><text:s/></text:span><text:span text:style-name="T259_3">os</text:span><text:span text:style-name="T259_4"><text:s/></text:span><text:span text:style-name="T259_5">laços</text:span><text:span text:style-name="T259_6"><text:s/></text:span><text:span text:style-name="T259_7">e</text:span><text:span text:style-name="T259_8"><text:s/></text:span><text:span text:style-name="T259_9">caminhos</text:span><text:span text:style-name="T259_10"><text:s/></text:span><text:span text:style-name="T259_11">do</text:span><text:span text:style-name="T259_12"><text:s/></text:span><text:span text:style-name="T259_13">código</text:span><text:span text:style-name="T259_14"><text:s/></text:span><text:span text:style-name="T259_15">estão</text:span><text:span text:style-name="T259_16"><text:s/></text:span><text:span text:style-name="T259_17">propriamente</text:span><text:span text:style-name="T259_18"><text:s/></text:span><text:span text:style-name="T259_19">documentados</text:span><text:span text:style-name="T259_20">,<text:s/></text:span><text:span text:style-name="T259_21">corretos</text:span><text:span text:style-name="T259_22"><text:s/></text:span><text:span text:style-name="T259_23">e</text:span><text:span text:style-name="T259_24"><text:s/></text:span><text:span text:style-name="T259_25">identados</text:span><text:span text:style-name="T259_26">?</text:span></text:p>
          </table:table-cell>
        </table:table-row>
        <table:table-row table:style-name="Row63">
          <table:table-cell table:style-name="Cell142">
            <text:p text:style-name="P260"/>
          </table:table-cell>
          <table:table-cell table:style-name="Cell143">
            <text:p text:style-name="P261"><text:span text:style-name="T261_1">Cada</text:span><text:span text:style-name="T261_2"><text:s/></text:span><text:span text:style-name="T261_3">estrutura</text:span><text:span text:style-name="T261_4"><text:s/></text:span><text:span text:style-name="T261_5">do</text:span><text:span text:style-name="T261_6"><text:s/></text:span><text:span text:style-name="T261_7">formato</text:span><text:span text:style-name="T261_8"><text:s/>“</text:span><text:span text:style-name="T261_9">case</text:span><text:span text:style-name="T261_10">”<text:s/></text:span><text:span text:style-name="T261_11">tem</text:span><text:span text:style-name="T261_12"><text:s/></text:span><text:span text:style-name="T261_13">um</text:span><text:span text:style-name="T261_14"><text:s/>“</text:span><text:span text:style-name="T261_15">default</text:span><text:span text:style-name="T261_16">”?</text:span></text:p>
          </table:table-cell>
        </table:table-row>
        <table:table-row table:style-name="Row64">
          <table:table-cell table:style-name="Cell144">
            <text:p text:style-name="P262"/>
          </table:table-cell>
          <table:table-cell table:style-name="Cell145">
            <text:p text:style-name="P263"><text:span text:style-name="T263_1">Existe</text:span><text:span text:style-name="T263_2"><text:s/></text:span><text:span text:style-name="T263_3">alguma</text:span><text:span text:style-name="T263_4"><text:s/></text:span><text:span text:style-name="T263_5">operação</text:span><text:span text:style-name="T263_6"><text:s/></text:span><text:span text:style-name="T263_7">que</text:span><text:span text:style-name="T263_8"><text:s/></text:span><text:span text:style-name="T263_9">é</text:span><text:span text:style-name="T263_10"><text:s/></text:span><text:span text:style-name="T263_11">feita</text:span><text:span text:style-name="T263_12"><text:s/></text:span><text:span text:style-name="T263_13">dentro</text:span><text:span text:style-name="T263_14"><text:s/></text:span><text:span text:style-name="T263_15">de</text:span><text:span text:style-name="T263_16"><text:s/></text:span><text:span text:style-name="T263_17">uma</text:span><text:span text:style-name="T263_18"><text:s/></text:span><text:span text:style-name="T263_19">condicional</text:span><text:span text:style-name="T263_20"><text:s/></text:span><text:span text:style-name="T263_21">que</text:span><text:span text:style-name="T263_22"><text:s/></text:span><text:span text:style-name="T263_23">pode</text:span><text:span text:style-name="T263_24"><text:s/></text:span><text:span text:style-name="T263_25">ser</text:span><text:span text:style-name="T263_26"><text:s/></text:span><text:span text:style-name="T263_27">feita</text:span><text:span text:style-name="T263_28"><text:s/></text:span><text:span text:style-name="T263_29">fora</text:span><text:span text:style-name="T263_30"><text:s/></text:span><text:span text:style-name="T263_31">dela</text:span><text:span text:style-name="T263_32"><text:s/></text:span><text:span text:style-name="T263_33">sem</text:span><text:span text:style-name="T263_34"><text:s/></text:span><text:span text:style-name="T263_35">nenhuma</text:span><text:span text:style-name="T263_36"><text:s/></text:span><text:span text:style-name="T263_37">alteração</text:span><text:span text:style-name="T263_38"><text:s/></text:span><text:span text:style-name="T263_39">no</text:span><text:span text:style-name="T263_40"><text:s/></text:span><text:span text:style-name="T263_41">funcionamento</text:span><text:span text:style-name="T263_42">?</text:span></text:p>
          </table:table-cell>
        </table:table-row>
        <table:table-row table:style-name="Row65">
          <table:table-cell table:style-name="Cell146">
            <text:p text:style-name="P264"><text:span text:style-name="T264_1">Programação</text:span><text:span text:style-name="T264_2"><text:s/></text:span><text:span text:style-name="T264_3">Defensiva</text:span></text:p>
          </table:table-cell>
          <table:table-cell table:style-name="Cell147">
            <text:p text:style-name="P265"><text:span text:style-name="T265_1">Os</text:span><text:span text:style-name="T265_2"><text:s/></text:span><text:span text:style-name="T265_3">dados</text:span><text:span text:style-name="T265_4"><text:s/></text:span><text:span text:style-name="T265_5">corretos</text:span><text:span text:style-name="T265_6"><text:s/></text:span><text:span text:style-name="T265_7">estão</text:span><text:span text:style-name="T265_8"><text:s/></text:span><text:span text:style-name="T265_9">sendo</text:span><text:span text:style-name="T265_10"><text:s/></text:span><text:span text:style-name="T265_11">operados</text:span><text:span text:style-name="T265_12"><text:s/></text:span><text:span text:style-name="T265_13">corretamente</text:span><text:span text:style-name="T265_14">?</text:span></text:p>
          </table:table-cell>
        </table:table-row>
        <table:table-row table:style-name="Row66">
          <table:table-cell table:style-name="Cell148">
            <text:p text:style-name="P266"/>
          </table:table-cell>
          <table:table-cell table:style-name="Cell149">
            <text:p text:style-name="P267"><text:span text:style-name="T267_1">Timeouts</text:span><text:span text:style-name="T267_2"><text:s/></text:span><text:span text:style-name="T267_3">e</text:span><text:span text:style-name="T267_4"><text:s/></text:span><text:span text:style-name="T267_5">mensagens</text:span><text:span text:style-name="T267_6"><text:s/></text:span><text:span text:style-name="T267_7">de</text:span><text:span text:style-name="T267_8"><text:s/></text:span><text:span text:style-name="T267_9">erro</text:span><text:span text:style-name="T267_10"><text:s/></text:span><text:span text:style-name="T267_11">são</text:span><text:span text:style-name="T267_12"><text:s/></text:span><text:span text:style-name="T267_13">utilizadas</text:span><text:span text:style-name="T267_14"><text:s/></text:span><text:span text:style-name="T267_15">para</text:span><text:span text:style-name="T267_16"><text:s/></text:span><text:span text:style-name="T267_17">acesso</text:span><text:span text:style-name="T267_18"><text:s/></text:span><text:span text:style-name="T267_19">a</text:span><text:span text:style-name="T267_20"><text:s/></text:span><text:span text:style-name="T267_21">dispositivos</text:span><text:span text:style-name="T267_22"><text:s/></text:span><text:span text:style-name="T267_23">externos</text:span><text:span text:style-name="T267_24">?</text:span></text:p>
          </table:table-cell>
        </table:table-row>
        <table:table-row table:style-name="Row67">
          <table:table-cell table:style-name="Cell150">
            <text:p text:style-name="P268"/>
          </table:table-cell>
          <table:table-cell table:style-name="Cell151">
            <text:p text:style-name="P269"><text:span text:style-name="T269_1">Todos</text:span><text:span text:style-name="T269_2"><text:s/></text:span><text:span text:style-name="T269_3">os</text:span><text:span text:style-name="T269_4"><text:s/></text:span><text:span text:style-name="T269_5">arquivos</text:span><text:span text:style-name="T269_6"><text:s/></text:span><text:span text:style-name="T269_7">utilizados</text:span><text:span text:style-name="T269_8"><text:s/></text:span><text:span text:style-name="T269_9">são</text:span><text:span text:style-name="T269_10"><text:s/></text:span><text:span text:style-name="T269_11">checados</text:span><text:span text:style-name="T269_12"><text:s/></text:span><text:span text:style-name="T269_13">pela</text:span><text:span text:style-name="T269_14"><text:s/></text:span><text:span text:style-name="T269_15">sua</text:span><text:span text:style-name="T269_16"><text:s/></text:span><text:span text:style-name="T269_17">existência</text:span><text:span text:style-name="T269_18"><text:s/></text:span><text:span text:style-name="T269_19">antes</text:span><text:span text:style-name="T269_20"><text:s/></text:span><text:span text:style-name="T269_21">de</text:span><text:span text:style-name="T269_22"><text:s/></text:span><text:span text:style-name="T269_23">serem</text:span><text:span text:style-name="T269_24"><text:s/></text:span><text:span text:style-name="T269_25">utilizados</text:span><text:span text:style-name="T269_26">?<text:s/></text:span><text:span text:style-name="T269_27">E</text:span><text:span text:style-name="T269_28"><text:s/></text:span><text:span text:style-name="T269_29">eles</text:span><text:span text:style-name="T269_30"><text:s/></text:span><text:span text:style-name="T269_31">são</text:span><text:span text:style-name="T269_32"><text:s/></text:span><text:span text:style-name="T269_33">corretamente</text:span><text:span text:style-name="T269_34"><text:s/></text:span><text:span text:style-name="T269_35">deixados</text:span><text:span text:style-name="T269_36"><text:s/></text:span><text:span text:style-name="T269_37">no</text:span><text:span text:style-name="T269_38"><text:s/></text:span><text:span text:style-name="T269_39">estado</text:span><text:span text:style-name="T269_40"><text:s/></text:span><text:span text:style-name="T269_41">necessário</text:span><text:span text:style-name="T269_42"><text:s/></text:span><text:span text:style-name="T269_43">após</text:span><text:span text:style-name="T269_44"><text:s/></text:span><text:span text:style-name="T269_45">o</text:span><text:span text:style-name="T269_46"><text:s/></text:span><text:span text:style-name="T269_47">programa</text:span><text:span text:style-name="T269_48"><text:s/></text:span><text:span text:style-name="T269_49">terminar</text:span><text:span text:style-name="T269_50">?</text:span></text:p>
          </table:table-cell>
        </table:table-row>
      </table:table>
      <text:p text:style-name="P270"/>
      <text:list text:style-name="LS1" xml:id="list7" text:continue-list="list0">
        <text:list-item>
          <text:list>
            <text:list-item>
              <text:h text:style-name="P271" text:outline-level="10"><text:bookmark-start text:name="h.vkj0rd1gcgw3"/><text:bookmark-end text:name="h.vkj0rd1gcgw3"/><text:span text:style-name="T271_1">Checklist</text:span><text:span text:style-name="T271_2"><text:s/></text:span><text:span text:style-name="T271_3">para</text:span><text:span text:style-name="T271_4"><text:s/></text:span><text:span text:style-name="T271_5">Instalação</text:span><text:span text:style-name="T271_6"><text:s/></text:span><text:span text:style-name="T271_7">e</text:span><text:span text:style-name="T271_8"><text:s/></text:span><text:span text:style-name="T271_9">Checkout</text:span></text:h>
            </text:list-item>
          </text:list>
        </text:list-item>
      </text:list>
      <text:p text:style-name="P272"><text:span text:style-name="T272_1"><text:tab/></text:span></text:p>
      <table:table table:style-name="Table6">
        <table:table-column table:style-name="Column14"/>
        <table:table-column table:style-name="Column15"/>
        <table:table-row table:style-name="Row68">
          <table:table-cell table:style-name="Cell152">
            <text:p text:style-name="P273"><text:span text:style-name="T273_1">Categoria</text:span></text:p>
          </table:table-cell>
          <table:table-cell table:style-name="Cell153">
            <text:p text:style-name="P274"><text:span text:style-name="T274_1">Checklist</text:span></text:p>
          </table:table-cell>
        </table:table-row>
        <table:table-row table:style-name="Row69">
          <table:table-cell table:style-name="Cell154">
            <text:p text:style-name="P275"><text:span text:style-name="T275_1">Configuração</text:span></text:p>
          </table:table-cell>
          <table:table-cell table:style-name="Cell155">
            <text:p text:style-name="P276"><text:span text:style-name="T276_1">Todas</text:span><text:span text:style-name="T276_2"><text:s/></text:span><text:span text:style-name="T276_3">as</text:span><text:span text:style-name="T276_4"><text:s/></text:span><text:span text:style-name="T276_5">dependências</text:span><text:span text:style-name="T276_6"><text:s/></text:span><text:span text:style-name="T276_7">para</text:span><text:span text:style-name="T276_8"><text:s/></text:span><text:span text:style-name="T276_9">funcionar</text:span><text:span text:style-name="T276_10"><text:s/></text:span><text:span text:style-name="T276_11">o</text:span><text:span text:style-name="T276_12"><text:s/></text:span><text:span text:style-name="T276_13">programa</text:span><text:span text:style-name="T276_14"><text:s/></text:span><text:span text:style-name="T276_15">estão</text:span><text:span text:style-name="T276_16"><text:s/></text:span><text:span text:style-name="T276_17">presentes</text:span><text:span text:style-name="T276_18"><text:s/></text:span><text:span text:style-name="T276_19">na</text:span><text:span text:style-name="T276_20"><text:s/></text:span><text:span text:style-name="T276_21">máquina</text:span><text:span text:style-name="T276_22"><text:s/></text:span><text:span text:style-name="T276_23">onde</text:span><text:span text:style-name="T276_24"><text:s/></text:span><text:span text:style-name="T276_25">será</text:span><text:span text:style-name="T276_26"><text:s/></text:span><text:span text:style-name="T276_27">feita</text:span><text:span text:style-name="T276_28"><text:s/></text:span><text:span text:style-name="T276_29">a</text:span><text:span text:style-name="T276_30"><text:s/></text:span><text:span text:style-name="T276_31">instalação</text:span><text:span text:style-name="T276_32">?</text:span></text:p>
          </table:table-cell>
        </table:table-row>
        <table:table-row table:style-name="Row70">
          <table:table-cell table:style-name="Cell156">
            <text:p text:style-name="P277"/>
          </table:table-cell>
          <table:table-cell table:style-name="Cell157">
            <text:p text:style-name="P278"><text:span text:style-name="T278_1">Todos</text:span><text:span text:style-name="T278_2"><text:s/></text:span><text:span text:style-name="T278_3">os</text:span><text:span text:style-name="T278_4"><text:s/></text:span><text:span text:style-name="T278_5">parâmetros</text:span><text:span text:style-name="T278_6"><text:s/></text:span><text:span text:style-name="T278_7">para</text:span><text:span text:style-name="T278_8"><text:s/></text:span><text:span text:style-name="T278_9">dependências</text:span><text:span text:style-name="T278_10"><text:s/></text:span><text:span text:style-name="T278_11">estão</text:span><text:span text:style-name="T278_12"><text:s/></text:span><text:span text:style-name="T278_13">configurados</text:span><text:span text:style-name="T278_14"><text:s/></text:span><text:span text:style-name="T278_15">e</text:span><text:span text:style-name="T278_16"><text:s/></text:span><text:span text:style-name="T278_17">corretos</text:span><text:span text:style-name="T278_18">?</text:span></text:p>
          </table:table-cell>
        </table:table-row>
        <table:table-row table:style-name="Row71">
          <table:table-cell table:style-name="Cell158">
            <text:p text:style-name="P279"/>
          </table:table-cell>
          <table:table-cell table:style-name="Cell159">
            <text:p text:style-name="P280"><text:span text:style-name="T280_1">A</text:span><text:span text:style-name="T280_2"><text:s/></text:span><text:span text:style-name="T280_3">instalação</text:span><text:span text:style-name="T280_4"><text:s/></text:span><text:span text:style-name="T280_5">do</text:span><text:span text:style-name="T280_6"><text:s/></text:span><text:span text:style-name="T280_7">software</text:span><text:span text:style-name="T280_8"><text:s/></text:span><text:span text:style-name="T280_9">em</text:span><text:span text:style-name="T280_10"><text:s/></text:span><text:span text:style-name="T280_11">um</text:span><text:span text:style-name="T280_12"><text:s/></text:span><text:span text:style-name="T280_13">sistema</text:span><text:span text:style-name="T280_14"><text:s/></text:span><text:span text:style-name="T280_15">limpo</text:span><text:span text:style-name="T280_16"><text:s/></text:span><text:span text:style-name="T280_17">dá</text:span><text:span text:style-name="T280_18"><text:s/></text:span><text:span text:style-name="T280_19">certo</text:span><text:span text:style-name="T280_20">?</text:span></text:p>
          </table:table-cell>
        </table:table-row>
        <table:table-row table:style-name="Row72">
          <table:table-cell table:style-name="Cell160">
            <text:p text:style-name="P281"/>
          </table:table-cell>
          <table:table-cell table:style-name="Cell161">
            <text:p text:style-name="P282"><text:span text:style-name="T282_1">Os</text:span><text:span text:style-name="T282_2"><text:s/></text:span><text:span text:style-name="T282_3">software</text:span><text:span text:style-name="T282_4"><text:s/></text:span><text:span text:style-name="T282_5">de</text:span><text:span text:style-name="T282_6"><text:s/></text:span><text:span text:style-name="T282_7">teste</text:span><text:span text:style-name="T282_8"><text:s/></text:span><text:span text:style-name="T282_9">e</text:span><text:span text:style-name="T282_10"><text:s/></text:span><text:span text:style-name="T282_11">de</text:span><text:span text:style-name="T282_12"><text:s/></text:span><text:span text:style-name="T282_13">debug</text:span><text:span text:style-name="T282_14"><text:s/></text:span><text:span text:style-name="T282_15">foram</text:span><text:span text:style-name="T282_16"><text:s/></text:span><text:span text:style-name="T282_17">eliminados</text:span><text:span text:style-name="T282_18"><text:s/></text:span><text:span text:style-name="T282_19">do</text:span><text:span text:style-name="T282_20"><text:s/></text:span><text:span text:style-name="T282_21">software</text:span><text:span text:style-name="T282_22"><text:s/></text:span><text:span text:style-name="T282_23">final</text:span><text:span text:style-name="T282_24">?</text:span></text:p>
          </table:table-cell>
        </table:table-row>
        <table:table-row table:style-name="Row73">
          <table:table-cell table:style-name="Cell162">
            <text:p text:style-name="P283"><text:span text:style-name="T283_1">Checkout</text:span></text:p>
          </table:table-cell>
          <table:table-cell table:style-name="Cell163">
            <text:p text:style-name="P284"><text:span text:style-name="T284_1">O</text:span><text:span text:style-name="T284_2"><text:s/></text:span><text:span text:style-name="T284_3">software</text:span><text:span text:style-name="T284_4"><text:s/></text:span><text:span text:style-name="T284_5">instalado</text:span><text:span text:style-name="T284_6"><text:s/></text:span><text:span text:style-name="T284_7">corresponde</text:span><text:span text:style-name="T284_8"><text:s/></text:span><text:span text:style-name="T284_9">ao</text:span><text:span text:style-name="T284_10"><text:s/></text:span><text:span text:style-name="T284_11">software</text:span><text:span text:style-name="T284_12"><text:s/></text:span><text:span text:style-name="T284_13">subjeito</text:span><text:span text:style-name="T284_14"><text:s/></text:span><text:span text:style-name="T284_15">da</text:span><text:span text:style-name="T284_16"><text:s/></text:span><text:span text:style-name="T284_17">V</text:span><text:span text:style-name="T284_18">&amp;</text:span><text:span text:style-name="T284_19">V</text:span><text:span text:style-name="T284_20">?</text:span></text:p>
          </table:table-cell>
        </table:table-row>
        <table:table-row table:style-name="Row74">
          <table:table-cell table:style-name="Cell164">
            <text:p text:style-name="P285"/>
          </table:table-cell>
          <table:table-cell table:style-name="Cell165">
            <text:p text:style-name="P286"/>
          </table:table-cell>
        </table:table-row>
        <table:table-row table:style-name="Row75">
          <table:table-cell table:style-name="Cell166">
            <text:p text:style-name="P287"/>
          </table:table-cell>
          <table:table-cell table:style-name="Cell167">
            <text:p text:style-name="P288"><text:span text:style-name="T288_1">Todos</text:span><text:span text:style-name="T288_2"><text:s/></text:span><text:span text:style-name="T288_3">os</text:span><text:span text:style-name="T288_4"><text:s/></text:span><text:span text:style-name="T288_5">defeitos</text:span><text:span text:style-name="T288_6"><text:s/></text:span><text:span text:style-name="T288_7">encontrados</text:span><text:span text:style-name="T288_8"><text:s/></text:span><text:span text:style-name="T288_9">foram</text:span><text:span text:style-name="T288_10"><text:s/></text:span><text:span text:style-name="T288_11">corrigidos</text:span><text:span text:style-name="T288_12"><text:s/></text:span><text:span text:style-name="T288_13">nas</text:span><text:span text:style-name="T288_14"><text:s/></text:span><text:span text:style-name="T288_15">atividades</text:span><text:span text:style-name="T288_16"><text:s/></text:span><text:span text:style-name="T288_17">anteriores</text:span><text:span text:style-name="T288_18">?</text:span></text:p>
          </table:table-cell>
        </table:table-row>
        <table:table-row table:style-name="Row76">
          <table:table-cell table:style-name="Cell168">
            <text:p text:style-name="P289"/>
          </table:table-cell>
          <table:table-cell table:style-name="Cell169">
            <text:p text:style-name="P290"><text:span text:style-name="T290_1">Um</text:span><text:span text:style-name="T290_2"><text:s/></text:span><text:span text:style-name="T290_3">scan</text:span><text:span text:style-name="T290_4"><text:s/></text:span><text:span text:style-name="T290_5">de</text:span><text:span text:style-name="T290_6"><text:s/></text:span><text:span text:style-name="T290_7">vírus</text:span><text:span text:style-name="T290_8"><text:s/></text:span><text:span text:style-name="T290_9">foi</text:span><text:span text:style-name="T290_10"><text:s/></text:span><text:span text:style-name="T290_11">feito</text:span><text:span text:style-name="T290_12"><text:s/></text:span><text:span text:style-name="T290_13">em</text:span><text:span text:style-name="T290_14"><text:s/></text:span><text:span text:style-name="T290_15">todos</text:span><text:span text:style-name="T290_16"><text:s/></text:span><text:span text:style-name="T290_17">os</text:span><text:span text:style-name="T290_18"><text:s/></text:span><text:span text:style-name="T290_19">meios</text:span><text:span text:style-name="T290_20"><text:s/></text:span><text:span text:style-name="T290_21">de</text:span><text:span text:style-name="T290_22"><text:s/></text:span><text:span text:style-name="T290_23">release</text:span><text:span text:style-name="T290_24">?</text:span></text:p>
          </table:table-cell>
        </table:table-row>
        <table:table-row table:style-name="Row77">
          <table:table-cell table:style-name="Cell170">
            <text:p text:style-name="P291"/>
          </table:table-cell>
          <table:table-cell table:style-name="Cell171">
            <text:p text:style-name="P292"><text:span text:style-name="T292_1">Um</text:span><text:span text:style-name="T292_2"><text:s/></text:span><text:span text:style-name="T292_3">documento</text:span><text:span text:style-name="T292_4"><text:s/></text:span><text:span text:style-name="T292_5">de</text:span><text:span text:style-name="T292_6"><text:s/>“</text:span><text:span text:style-name="T292_7">problemas</text:span><text:span text:style-name="T292_8"><text:s/></text:span><text:span text:style-name="T292_9">conhecidos</text:span><text:span text:style-name="T292_10">”<text:s/></text:span><text:span text:style-name="T292_11">foi</text:span><text:span text:style-name="T292_12"><text:s/></text:span><text:span text:style-name="T292_13">feito</text:span><text:span text:style-name="T292_14">?</text:span></text:p>
          </table:table-cell>
        </table:table-row>
        <table:table-row table:style-name="Row78">
          <table:table-cell table:style-name="Cell172">
            <text:p text:style-name="P293"/>
          </table:table-cell>
          <table:table-cell table:style-name="Cell173">
            <text:p text:style-name="P294"><text:span text:style-name="T294_1">Um</text:span><text:span text:style-name="T294_2"><text:s/></text:span><text:span text:style-name="T294_3">arquivo</text:span><text:span text:style-name="T294_4"><text:s/>“</text:span><text:span text:style-name="T294_5">README</text:span><text:span text:style-name="T294_6">”<text:s/></text:span><text:span text:style-name="T294_7">foi</text:span><text:span text:style-name="T294_8"><text:s/></text:span><text:span text:style-name="T294_9">criado</text:span><text:span text:style-name="T294_10"><text:s/></text:span><text:span text:style-name="T294_11">com</text:span><text:span text:style-name="T294_12"><text:s/></text:span><text:span text:style-name="T294_13">as</text:span><text:span text:style-name="T294_14"><text:s/></text:span><text:span text:style-name="T294_15">instruções</text:span><text:span text:style-name="T294_16"><text:s/></text:span><text:span text:style-name="T294_17">de</text:span><text:span text:style-name="T294_18"><text:s/></text:span><text:span text:style-name="T294_19">instalação</text:span><text:span text:style-name="T294_20">?</text:span></text:p>
          </table:table-cell>
        </table:table-row>
        <table:table-row table:style-name="Row79">
          <table:table-cell table:style-name="Cell174">
            <text:p text:style-name="P295"/>
          </table:table-cell>
          <table:table-cell table:style-name="Cell175">
            <text:p text:style-name="P296"><text:span text:style-name="T296_1">O</text:span><text:span text:style-name="T296_2"><text:s/></text:span><text:span text:style-name="T296_3">software</text:span><text:span text:style-name="T296_4"><text:s/></text:span><text:span text:style-name="T296_5">e</text:span><text:span text:style-name="T296_6"><text:s/></text:span><text:span text:style-name="T296_7">o</text:span><text:span text:style-name="T296_8"><text:s/></text:span><text:span text:style-name="T296_9">banco</text:span><text:span text:style-name="T296_10"><text:s/></text:span><text:span text:style-name="T296_11">de</text:span><text:span text:style-name="T296_12"><text:s/></text:span><text:span text:style-name="T296_13">dados</text:span><text:span text:style-name="T296_14"><text:s/></text:span><text:span text:style-name="T296_15">inicializam</text:span><text:span text:style-name="T296_16">,<text:s/></text:span><text:span text:style-name="T296_17">executam</text:span><text:span text:style-name="T296_18"><text:s/></text:span><text:span text:style-name="T296_19">e</text:span><text:span text:style-name="T296_20"><text:s/></text:span><text:span text:style-name="T296_21">terminam</text:span><text:span text:style-name="T296_22"><text:s/></text:span><text:span text:style-name="T296_23">como</text:span><text:span text:style-name="T296_24"><text:s/></text:span><text:span text:style-name="T296_25">especificado</text:span><text:span text:style-name="T296_26">?</text:span></text:p>
          </table:table-cell>
        </table:table-row>
        <table:table-row table:style-name="Row80">
          <table:table-cell table:style-name="Cell176">
            <text:p text:style-name="P297"/>
          </table:table-cell>
          <table:table-cell table:style-name="Cell177">
            <text:p text:style-name="P298"/>
          </table:table-cell>
        </table:table-row>
      </table:table>
      <text:p text:style-name="P299"/>
      <text:h text:style-name="P300" text:outline-level="10"><text:bookmark-start text:name="h.97ggozejyg2s"/><text:bookmark-end text:name="h.97ggozejyg2s"/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fo:font-weight="bold" style:font-weight-asian="bold" style:font-weight-complex="bold" style:text-underline-style="none"/>
    </style:style>
    <style:style style:name="List1Level1" style:family="text">
      <style:text-properties fo:font-size="13pt" style:font-size-asian="13pt" style:font-size-complex="13pt" fo:font-weight="bold" style:font-weight-asian="bold" style:font-weight-complex="bold" style:text-underline-style="none"/>
    </style:style>
    <style:style style:name="List1Level2" style:family="text">
      <style:text-properties fo:font-weight="normal" style:font-weight-asian="normal" style:font-weight-complex="normal"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fo:font-weight="bold" style:font-weight-asian="bold" style:font-weight-complex="bold"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fo:font-size="13pt" style:font-size-asian="13pt" style:font-size-complex="13pt" fo:font-weight="bold" style:font-weight-asian="bold" style:font-weight-complex="bold"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fo:font-weight="normal" style:font-weight-asian="normal" style:font-weight-complex="normal"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</office:automatic-styles>
  <office:master-styles>
    <style:master-page style:name="Standard" style:page-layout-name="pm1">
      <style:footer>
        <text:p text:style-name="P1"><text:span text:style-name="T1_1">Página</text:span><text:span text:style-name="T1_2"><text:s/></text:span><text:span text:style-name="T1_3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